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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5" style:parent-style-name="Heading1" style:family="paragraph">
      <style:text-properties fo:font-weight="bold" style:font-weight-asian="bold" style:font-weight-complex="bold"/>
    </style:style>
    <style:style style:name="P6" style:parent-style-name="ListParagraph" style:family="paragraph">
      <style:text-properties style:font-name="Times New Roman" style:font-name-complex="Times New Roman"/>
    </style:style>
    <style:style style:name="P7" style:parent-style-name="ListParagraph" style:family="paragraph"/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 style:font-name-complex="Times New Roman"/>
    </style:style>
    <style:style style:name="P13" style:parent-style-name="ListParagraph" style:family="paragraph"/>
    <style:style style:name="T14" style:parent-style-name="DefaultParagraphFont" style:family="text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23" style:parent-style-name="ListParagraph" style:family="paragraph"/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3" style:parent-style-name="ListParagraph" style:family="paragraph"/>
    <style:style style:name="T34" style:parent-style-name="DefaultParagraphFont" style:family="text">
      <style:text-properties style:font-name="Times New Roman" style:font-name-complex="Times New Roman"/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6" style:parent-style-name="ListParagraph" style:family="paragraph"/>
    <style:style style:name="T37" style:parent-style-name="DefaultParagraphFont" style:family="text">
      <style:text-properties style:font-name="Times New Roman" style:font-name-complex="Times New Roman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9" style:parent-style-name="ListParagraph" style:family="paragraph"/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2" style:parent-style-name="ListParagraph" style:family="paragraph">
      <style:text-properties style:font-name="Times New Roman" style:font-name-complex="Times New Roman"/>
    </style:style>
    <style:style style:name="P43" style:parent-style-name="ListParagraph" style:family="paragraph"/>
    <style:style style:name="T44" style:parent-style-name="DefaultParagraphFont" style:family="text">
      <style:text-properties style:font-name="Times New Roman" style:font-name-complex="Times New Roman" fo:color="#000000"/>
    </style:style>
    <style:style style:name="T4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4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47" style:parent-style-name="ListParagraph" style:family="paragraph">
      <style:paragraph-properties fo:margin-left="1.5in">
        <style:tab-stops/>
      </style:paragraph-properties>
      <style:text-properties style:font-name="Times New Roman" style:font-name-complex="Times New Roman" fo:color="#538135"/>
    </style:style>
    <style:style style:name="P48" style:parent-style-name="ListParagraph" style:family="paragraph"/>
    <style:style style:name="T49" style:parent-style-name="DefaultParagraphFont" style:family="text">
      <style:text-properties style:font-name="Times New Roman" style:font-name-complex="Times New Roman" fo:color="#000000"/>
    </style:style>
    <style:style style:name="T5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52" style:parent-style-name="DefaultParagraphFont" style:family="text">
      <style:text-properties style:font-name="Times New Roman" style:font-name-complex="Times New Roman" fo:color="#000000"/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6" style:parent-style-name="DefaultParagraphFont" style:family="text">
      <style:text-properties style:font-name="Times New Roman" style:font-name-complex="Times New Roman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9" style:parent-style-name="DefaultParagraphFont" style:family="text">
      <style:text-properties style:font-name="Times New Roman" style:font-name-complex="Times New Roman"/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2" style:parent-style-name="DefaultParagraphFont" style:family="text">
      <style:text-properties style:font-name="Times New Roman" style:font-name-complex="Times New Roman"/>
    </style:style>
    <style:style style:name="T6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6" style:parent-style-name="DefaultParagraphFont" style:family="text">
      <style:text-properties style:font-name="Times New Roman" style:font-name-complex="Times New Roman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 style:font-name-complex="Times New Roman"/>
    </style:style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3" style:parent-style-name="DefaultParagraphFont" style:family="text">
      <style:text-properties style:font-name="Times New Roman" style:font-name-complex="Times New Roman"/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76" style:parent-style-name="ListParagraph" style:family="paragraph"/>
    <style:style style:name="T77" style:parent-style-name="DefaultParagraphFont" style:family="text">
      <style:text-properties style:font-name="Times New Roman" style:font-name-complex="Times New Roman"/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0" style:parent-style-name="DefaultParagraphFont" style:family="text">
      <style:text-properties style:font-name="Times New Roman" style:font-name-complex="Times New Roman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3" style:parent-style-name="DefaultParagraphFont" style:family="text">
      <style:text-properties style:font-name="Times New Roman" style:font-name-complex="Times New Roman"/>
    </style:style>
    <style:style style:name="T8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6" style:parent-style-name="DefaultParagraphFont" style:family="text">
      <style:text-properties style:font-name="Times New Roman" style:font-name-complex="Times New Roman"/>
    </style:style>
    <style:style style:name="T8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9" style:parent-style-name="DefaultParagraphFont" style:family="text">
      <style:text-properties style:font-name="Times New Roman" style:font-name-complex="Times New Roman"/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2" style:parent-style-name="DefaultParagraphFont" style:family="text">
      <style:text-properties style:font-name="Times New Roman" style:font-name-complex="Times New Roman"/>
    </style:style>
    <style:style style:name="T9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5" style:parent-style-name="DefaultParagraphFont" style:family="text">
      <style:text-properties style:font-name="Times New Roman" style:font-name-complex="Times New Roman"/>
    </style:style>
    <style:style style:name="T9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98" style:parent-style-name="ListParagraph" style:family="paragraph"/>
    <style:style style:name="T9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0" style:parent-style-name="DefaultParagraphFont" style:family="text">
      <style:text-properties style:font-name="Times New Roman" style:font-name-complex="Times New Roman"/>
    </style:style>
    <style:style style:name="P101" style:parent-style-name="ListParagraph" style:family="paragraph"/>
    <style:style style:name="T10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3" style:parent-style-name="DefaultParagraphFont" style:family="text">
      <style:text-properties style:font-name="Times New Roman" style:font-name-complex="Times New Roman"/>
    </style:style>
    <style:style style:name="P104" style:parent-style-name="ListParagraph" style:family="paragraph"/>
    <style:style style:name="T10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7" style:parent-style-name="DefaultParagraphFont" style:family="text">
      <style:text-properties style:font-name="Times New Roman" style:font-name-complex="Times New Roman"/>
    </style:style>
    <style:style style:name="P108" style:parent-style-name="ListParagraph" style:family="paragraph"/>
    <style:style style:name="T10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1" style:parent-style-name="DefaultParagraphFont" style:family="text">
      <style:text-properties style:font-name="Times New Roman" style:font-name-complex="Times New Roman"/>
    </style:style>
    <style:style style:name="P112" style:parent-style-name="ListParagraph" style:family="paragraph"/>
    <style:style style:name="T11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5" style:parent-style-name="DefaultParagraphFont" style:family="text">
      <style:text-properties style:font-name="Times New Roman" style:font-name-complex="Times New Roman"/>
    </style:style>
    <style:style style:name="T116" style:parent-style-name="DefaultParagraphFont" style:family="text">
      <style:text-properties style:font-name="Times New Roman" style:font-name-complex="Times New Roman"/>
    </style:style>
    <style:style style:name="T117" style:parent-style-name="DefaultParagraphFont" style:family="text">
      <style:text-properties style:font-name="Times New Roman" style:font-name-complex="Times New Roman"/>
    </style:style>
    <style:style style:name="P118" style:parent-style-name="ListParagraph" style:family="paragraph">
      <style:paragraph-properties fo:margin-left="2in">
        <style:tab-stops/>
      </style:paragraph-properties>
      <style:text-properties style:font-name="Times New Roman" style:font-name-complex="Times New Roman" fo:color="#538135"/>
    </style:style>
    <style:style style:name="P119" style:parent-style-name="ListParagraph" style:family="paragraph"/>
    <style:style style:name="T12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2" style:parent-style-name="DefaultParagraphFont" style:family="text">
      <style:text-properties style:font-name="Times New Roman" style:font-name-complex="Times New Roman"/>
    </style:style>
    <style:style style:name="T123" style:parent-style-name="DefaultParagraphFont" style:family="text">
      <style:text-properties style:font-name="Times New Roman" style:font-name-complex="Times New Roman"/>
    </style:style>
    <style:style style:name="T124" style:parent-style-name="DefaultParagraphFont" style:family="text">
      <style:text-properties style:font-name="Times New Roman" style:font-name-complex="Times New Roman"/>
    </style:style>
    <style:style style:name="T125" style:parent-style-name="DefaultParagraphFont" style:family="text">
      <style:text-properties style:font-name="Times New Roman" style:font-name-complex="Times New Roman"/>
    </style:style>
    <style:style style:name="T126" style:parent-style-name="DefaultParagraphFont" style:family="text">
      <style:text-properties style:font-name="Times New Roman" style:font-name-complex="Times New Roman"/>
    </style:style>
    <style:style style:name="P127" style:parent-style-name="ListParagraph" style:family="paragraph">
      <style:paragraph-properties fo:margin-left="2in">
        <style:tab-stops/>
      </style:paragraph-properties>
      <style:text-properties style:font-name="Times New Roman" style:font-name-complex="Times New Roman" fo:color="#538135"/>
    </style:style>
    <style:style style:name="P128" style:parent-style-name="ListParagraph" style:family="paragraph"/>
    <style:style style:name="T12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13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131" style:parent-style-name="DefaultParagraphFont" style:family="text">
      <style:text-properties style:font-name="Times New Roman" style:font-name-complex="Times New Roman" fo:color="#000000"/>
    </style:style>
    <style:style style:name="P132" style:parent-style-name="ListParagraph" style:family="paragraph">
      <style:paragraph-properties fo:margin-left="2in">
        <style:tab-stops/>
      </style:paragraph-properties>
      <style:text-properties style:font-name="Times New Roman" style:font-name-complex="Times New Roman" fo:color="#538135"/>
    </style:style>
    <style:style style:name="P133" style:parent-style-name="ListParagraph" style:family="paragraph"/>
    <style:style style:name="T134" style:parent-style-name="DefaultParagraphFont" style:family="text">
      <style:text-properties style:font-name="Times New Roman" style:font-name-complex="Times New Roman"/>
    </style:style>
    <style:style style:name="T13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7" style:parent-style-name="DefaultParagraphFont" style:family="text">
      <style:text-properties style:font-name="Times New Roman" style:font-name-complex="Times New Roman"/>
    </style:style>
    <style:style style:name="T13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40" style:parent-style-name="ListParagraph" style:family="paragraph"/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2" style:parent-style-name="DefaultParagraphFont" style:family="text">
      <style:text-properties style:font-name="Times New Roman" style:font-name-complex="Times New Roman"/>
    </style:style>
    <style:style style:name="P143" style:parent-style-name="ListParagraph" style:family="paragraph">
      <style:paragraph-properties fo:margin-left="2in">
        <style:tab-stops/>
      </style:paragraph-properties>
      <style:text-properties style:font-name="Times New Roman" style:font-name-complex="Times New Roman" fo:color="#538135"/>
    </style:style>
    <style:style style:name="P144" style:parent-style-name="ListParagraph" style:family="paragraph"/>
    <style:style style:name="T145" style:parent-style-name="DefaultParagraphFont" style:family="text">
      <style:text-properties style:font-name="Times New Roman" style:font-name-complex="Times New Roman"/>
    </style:style>
    <style:style style:name="T14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8" style:parent-style-name="DefaultParagraphFont" style:family="text">
      <style:text-properties style:font-name="Times New Roman" style:font-name-complex="Times New Roman"/>
    </style:style>
    <style:style style:name="T14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51" style:parent-style-name="ListParagraph" style:family="paragraph"/>
    <style:style style:name="T15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4" style:parent-style-name="DefaultParagraphFont" style:family="text">
      <style:text-properties style:font-name="Times New Roman" style:font-name-complex="Times New Roman"/>
    </style:style>
    <style:style style:name="T155" style:parent-style-name="DefaultParagraphFont" style:family="text">
      <style:text-properties style:font-name="Times New Roman" style:font-name-complex="Times New Roman"/>
    </style:style>
    <style:style style:name="T156" style:parent-style-name="DefaultParagraphFont" style:family="text">
      <style:text-properties style:font-name="Times New Roman" style:font-name-complex="Times New Roman"/>
    </style:style>
    <style:style style:name="P157" style:parent-style-name="ListParagraph" style:family="paragraph">
      <style:paragraph-properties fo:margin-left="2in">
        <style:tab-stops/>
      </style:paragraph-properties>
      <style:text-properties style:font-name="Times New Roman" style:font-name-complex="Times New Roman" fo:color="#538135"/>
    </style:style>
    <style:style style:name="P158" style:parent-style-name="ListParagraph" style:family="paragraph"/>
    <style:style style:name="T15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6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61" style:parent-style-name="DefaultParagraphFont" style:family="text">
      <style:text-properties style:font-name="Times New Roman" style:font-name-complex="Times New Roman"/>
    </style:style>
    <style:style style:name="T162" style:parent-style-name="DefaultParagraphFont" style:family="text">
      <style:text-properties style:font-name="Times New Roman" style:font-name-complex="Times New Roman"/>
    </style:style>
    <style:style style:name="P163" style:parent-style-name="ListParagraph" style:family="paragraph">
      <style:paragraph-properties fo:margin-left="2in">
        <style:tab-stops/>
      </style:paragraph-properties>
      <style:text-properties style:font-name="Times New Roman" style:font-name-complex="Times New Roman" fo:color="#538135"/>
    </style:style>
    <style:style style:name="P164" style:parent-style-name="ListParagraph" style:family="paragraph"/>
    <style:style style:name="T165" style:parent-style-name="DefaultParagraphFont" style:family="text">
      <style:text-properties style:font-name="Times New Roman" style:font-name-complex="Times New Roman"/>
    </style:style>
    <style:style style:name="T16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6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68" style:parent-style-name="DefaultParagraphFont" style:family="text">
      <style:text-properties style:font-name="Times New Roman" style:font-name-complex="Times New Roman"/>
    </style:style>
    <style:style style:name="T16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1" style:parent-style-name="DefaultParagraphFont" style:family="text">
      <style:text-properties style:font-name="Times New Roman" style:font-name-complex="Times New Roman"/>
    </style:style>
    <style:style style:name="T17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4" style:parent-style-name="DefaultParagraphFont" style:family="text">
      <style:text-properties style:font-name="Times New Roman" style:font-name-complex="Times New Roman"/>
    </style:style>
    <style:style style:name="T17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77" style:parent-style-name="ListParagraph" style:family="paragraph"/>
    <style:style style:name="T17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80" style:parent-style-name="DefaultParagraphFont" style:family="text">
      <style:text-properties style:font-name="Times New Roman" style:font-name-complex="Times New Roman"/>
    </style:style>
    <style:style style:name="P181" style:parent-style-name="ListParagraph" style:family="paragraph"/>
    <style:style style:name="T18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8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84" style:parent-style-name="DefaultParagraphFont" style:family="text">
      <style:text-properties style:font-name="Times New Roman" style:font-name-complex="Times New Roman"/>
    </style:style>
    <style:style style:name="P185" style:parent-style-name="ListParagraph" style:family="paragraph"/>
    <style:style style:name="T18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8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88" style:parent-style-name="DefaultParagraphFont" style:family="text">
      <style:text-properties style:font-name="Times New Roman" style:font-name-complex="Times New Roman"/>
    </style:style>
    <style:style style:name="T189" style:parent-style-name="DefaultParagraphFont" style:family="text">
      <style:text-properties style:font-name="Times New Roman" style:font-name-complex="Times New Roman"/>
    </style:style>
    <style:style style:name="P190" style:parent-style-name="ListParagraph" style:family="paragraph"/>
    <style:style style:name="T19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9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93" style:parent-style-name="DefaultParagraphFont" style:family="text">
      <style:text-properties style:font-name="Times New Roman" style:font-name-complex="Times New Roman"/>
    </style:style>
    <style:style style:name="P194" style:parent-style-name="ListParagraph" style:family="paragraph">
      <style:text-properties style:font-name="Times New Roman" style:font-name-complex="Times New Roman"/>
    </style:style>
    <style:style style:name="P195" style:parent-style-name="ListParagraph" style:family="paragraph"/>
    <style:style style:name="T196" style:parent-style-name="DefaultParagraphFont" style:family="text">
      <style:text-properties style:font-name="Times New Roman" style:font-name-complex="Times New Roman"/>
    </style:style>
    <style:style style:name="T19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9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99" style:parent-style-name="DefaultParagraphFont" style:family="text">
      <style:text-properties style:font-name="Times New Roman" style:font-name-complex="Times New Roman"/>
    </style:style>
    <style:style style:name="P200" style:parent-style-name="ListParagraph" style:family="paragraph"/>
    <style:style style:name="T201" style:parent-style-name="DefaultParagraphFont" style:family="text">
      <style:text-properties style:font-name="Times New Roman" style:font-name-complex="Times New Roman"/>
    </style:style>
    <style:style style:name="T20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03" style:parent-style-name="DefaultParagraphFont" style:family="text">
      <style:text-properties style:font-name="Times New Roman" style:font-name-complex="Times New Roman"/>
    </style:style>
    <style:style style:name="T20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05" style:parent-style-name="DefaultParagraphFont" style:family="text">
      <style:text-properties style:font-name="Times New Roman" style:font-name-complex="Times New Roman"/>
    </style:style>
    <style:style style:name="T20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07" style:parent-style-name="DefaultParagraphFont" style:family="text">
      <style:text-properties style:font-name="Times New Roman" style:font-name-complex="Times New Roman"/>
    </style:style>
    <style:style style:name="T20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09" style:parent-style-name="DefaultParagraphFont" style:family="text">
      <style:text-properties style:font-name="Times New Roman" style:font-name-complex="Times New Roman"/>
    </style:style>
    <style:style style:name="T21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211" style:parent-style-name="ListParagraph" style:family="paragraph"/>
    <style:style style:name="T21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13" style:parent-style-name="DefaultParagraphFont" style:family="text">
      <style:text-properties style:font-name="Times New Roman" style:font-name-complex="Times New Roman"/>
    </style:style>
    <style:style style:name="P214" style:parent-style-name="ListParagraph" style:family="paragraph">
      <style:paragraph-properties fo:margin-left="2in">
        <style:tab-stops/>
      </style:paragraph-properties>
      <style:text-properties style:font-name="Times New Roman" style:font-name-complex="Times New Roman" fo:color="#538135"/>
    </style:style>
    <style:style style:name="P215" style:parent-style-name="ListParagraph" style:family="paragraph"/>
    <style:style style:name="T216" style:parent-style-name="DefaultParagraphFont" style:family="text">
      <style:text-properties style:font-name="Times New Roman" style:font-name-complex="Times New Roman"/>
    </style:style>
    <style:style style:name="T21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1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1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2" style:parent-style-name="DefaultParagraphFont" style:family="text">
      <style:text-properties style:font-name="Times New Roman" style:font-name-complex="Times New Roman"/>
    </style:style>
    <style:style style:name="T22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8" style:parent-style-name="DefaultParagraphFont" style:family="text">
      <style:text-properties style:font-name="Times New Roman" style:font-name-complex="Times New Roman"/>
    </style:style>
    <style:style style:name="T22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30" style:parent-style-name="DefaultParagraphFont" style:family="text">
      <style:text-properties style:font-name="Times New Roman" style:font-name-complex="Times New Roman"/>
    </style:style>
    <style:style style:name="T23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3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3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3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3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3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3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238" style:parent-style-name="ListParagraph" style:family="paragraph"/>
    <style:style style:name="T23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1" style:parent-style-name="DefaultParagraphFont" style:family="text">
      <style:text-properties style:font-name="Times New Roman" style:font-name-complex="Times New Roman"/>
    </style:style>
    <style:style style:name="T242" style:parent-style-name="DefaultParagraphFont" style:family="text">
      <style:text-properties style:font-name="Times New Roman" style:font-name-complex="Times New Roman"/>
    </style:style>
    <style:style style:name="P243" style:parent-style-name="ListParagraph" style:family="paragraph">
      <style:paragraph-properties fo:margin-left="2in">
        <style:tab-stops/>
      </style:paragraph-properties>
      <style:text-properties style:font-name="Times New Roman" style:font-name-complex="Times New Roman" fo:color="#538135"/>
    </style:style>
    <style:style style:name="P244" style:parent-style-name="ListParagraph" style:family="paragraph"/>
    <style:style style:name="T24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7" style:parent-style-name="DefaultParagraphFont" style:family="text">
      <style:text-properties style:font-name="Times New Roman" style:font-name-complex="Times New Roman"/>
    </style:style>
    <style:style style:name="T248" style:parent-style-name="DefaultParagraphFont" style:family="text">
      <style:text-properties style:font-name="Times New Roman" style:font-name-complex="Times New Roman"/>
    </style:style>
    <style:style style:name="P249" style:parent-style-name="ListParagraph" style:family="paragraph"/>
    <style:style style:name="T25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5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52" style:parent-style-name="DefaultParagraphFont" style:family="text">
      <style:text-properties style:font-name="Times New Roman" style:font-name-complex="Times New Roman"/>
    </style:style>
    <style:style style:name="T253" style:parent-style-name="DefaultParagraphFont" style:family="text">
      <style:text-properties style:font-name="Times New Roman" style:font-name-complex="Times New Roman"/>
    </style:style>
    <style:style style:name="P254" style:parent-style-name="ListParagraph" style:family="paragraph"/>
    <style:style style:name="T25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5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57" style:parent-style-name="DefaultParagraphFont" style:family="text">
      <style:text-properties style:font-name="Times New Roman" style:font-name-complex="Times New Roman"/>
    </style:style>
    <style:style style:name="T258" style:parent-style-name="DefaultParagraphFont" style:family="text">
      <style:text-properties style:font-name="Times New Roman" style:font-name-complex="Times New Roman"/>
    </style:style>
    <style:style style:name="P259" style:parent-style-name="ListParagraph" style:family="paragraph"/>
    <style:style style:name="T26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6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6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63" style:parent-style-name="DefaultParagraphFont" style:family="text">
      <style:text-properties style:font-name="Times New Roman" style:font-name-complex="Times New Roman"/>
    </style:style>
    <style:style style:name="T264" style:parent-style-name="DefaultParagraphFont" style:family="text">
      <style:text-properties style:font-name="Times New Roman" style:font-name-complex="Times New Roman"/>
    </style:style>
    <style:style style:name="P265" style:parent-style-name="ListParagraph" style:family="paragraph"/>
    <style:style style:name="T26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6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68" style:parent-style-name="DefaultParagraphFont" style:family="text">
      <style:text-properties style:font-name="Times New Roman" style:font-name-complex="Times New Roman"/>
    </style:style>
    <style:style style:name="P269" style:parent-style-name="ListParagraph" style:family="paragraph"/>
    <style:style style:name="T27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7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72" style:parent-style-name="DefaultParagraphFont" style:family="text">
      <style:text-properties style:font-name="Times New Roman" style:font-name-complex="Times New Roman"/>
    </style:style>
    <style:style style:name="P273" style:parent-style-name="ListParagraph" style:family="paragraph"/>
    <style:style style:name="T27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7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76" style:parent-style-name="DefaultParagraphFont" style:family="text">
      <style:text-properties style:font-name="Times New Roman" style:font-name-complex="Times New Roman"/>
    </style:style>
    <style:style style:name="T27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78" style:parent-style-name="DefaultParagraphFont" style:family="text">
      <style:text-properties style:font-name="Times New Roman" style:font-name-complex="Times New Roman"/>
    </style:style>
    <style:style style:name="T279" style:parent-style-name="DefaultParagraphFont" style:family="text">
      <style:text-properties style:font-name="Times New Roman" style:font-name-complex="Times New Roman"/>
    </style:style>
    <style:style style:name="P280" style:parent-style-name="ListParagraph" style:family="paragraph">
      <style:paragraph-properties fo:margin-left="2in">
        <style:tab-stops/>
      </style:paragraph-properties>
      <style:text-properties style:font-name="Times New Roman" style:font-name-complex="Times New Roman" fo:color="#538135"/>
    </style:style>
    <style:style style:name="P281" style:parent-style-name="ListParagraph" style:family="paragraph"/>
    <style:style style:name="T28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8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84" style:parent-style-name="DefaultParagraphFont" style:family="text">
      <style:text-properties style:font-name="Times New Roman" style:font-name-complex="Times New Roman"/>
    </style:style>
    <style:style style:name="T28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86" style:parent-style-name="DefaultParagraphFont" style:family="text">
      <style:text-properties style:font-name="Times New Roman" style:font-name-complex="Times New Roman"/>
    </style:style>
    <style:style style:name="P287" style:parent-style-name="ListParagraph" style:family="paragraph"/>
    <style:style style:name="T28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8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90" style:parent-style-name="DefaultParagraphFont" style:family="text">
      <style:text-properties style:font-name="Times New Roman" style:font-name-complex="Times New Roman"/>
    </style:style>
    <style:style style:name="P291" style:parent-style-name="ListParagraph" style:family="paragraph"/>
    <style:style style:name="T29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9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9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95" style:parent-style-name="DefaultParagraphFont" style:family="text">
      <style:text-properties style:font-name="Times New Roman" style:font-name-complex="Times New Roman"/>
    </style:style>
    <style:style style:name="P296" style:parent-style-name="ListParagraph" style:family="paragraph">
      <style:paragraph-properties fo:margin-left="1.5in">
        <style:tab-stops/>
      </style:paragraph-properties>
      <style:text-properties style:font-name="Times New Roman" style:font-name-complex="Times New Roman" fo:color="#538135"/>
    </style:style>
    <style:style style:name="P297" style:parent-style-name="ListParagraph" style:family="paragraph"/>
    <style:style style:name="T298" style:parent-style-name="DefaultParagraphFont" style:family="text">
      <style:text-properties style:font-name="Times New Roman" style:font-name-complex="Times New Roman"/>
    </style:style>
    <style:style style:name="T29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0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01" style:parent-style-name="DefaultParagraphFont" style:family="text">
      <style:text-properties style:font-name="Times New Roman" style:font-name-complex="Times New Roman"/>
    </style:style>
    <style:style style:name="T30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0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04" style:parent-style-name="ListParagraph" style:family="paragraph">
      <style:paragraph-properties fo:margin-left="1.5in">
        <style:tab-stops/>
      </style:paragraph-properties>
      <style:text-properties style:font-name="Times New Roman" style:font-name-complex="Times New Roman" fo:color="#538135"/>
    </style:style>
    <style:style style:name="P305" style:parent-style-name="ListParagraph" style:family="paragraph">
      <style:paragraph-properties fo:margin-left="1.5in">
        <style:tab-stops/>
      </style:paragraph-properties>
      <style:text-properties style:font-name="Times New Roman" style:font-name-complex="Times New Roman" fo:color="#538135"/>
    </style:style>
    <style:style style:name="P306" style:parent-style-name="ListParagraph" style:family="paragraph"/>
    <style:style style:name="T307" style:parent-style-name="DefaultParagraphFont" style:family="text">
      <style:text-properties style:font-name="Times New Roman" style:font-name-complex="Times New Roman"/>
    </style:style>
    <style:style style:name="T308" style:parent-style-name="DefaultParagraphFont" style:family="text">
      <style:text-properties style:font-name="Times New Roman" style:font-name-complex="Times New Roman"/>
    </style:style>
    <style:style style:name="T30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10" style:parent-style-name="DefaultParagraphFont" style:family="text">
      <style:text-properties style:font-name="Times New Roman" style:font-name-complex="Times New Roman"/>
    </style:style>
    <style:style style:name="T31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12" style:parent-style-name="ListParagraph" style:family="paragraph"/>
    <style:style style:name="T31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14" style:parent-style-name="DefaultParagraphFont" style:family="text">
      <style:text-properties style:font-name="Times New Roman" style:font-name-complex="Times New Roman"/>
    </style:style>
    <style:style style:name="P315" style:parent-style-name="ListParagraph" style:family="paragraph">
      <style:paragraph-properties fo:margin-left="2in">
        <style:tab-stops/>
      </style:paragraph-properties>
      <style:text-properties style:font-name="Times New Roman" style:font-name-complex="Times New Roman" fo:color="#538135"/>
    </style:style>
    <style:style style:name="P316" style:parent-style-name="ListParagraph" style:family="paragraph"/>
    <style:style style:name="T31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18" style:parent-style-name="DefaultParagraphFont" style:family="text">
      <style:text-properties style:font-name="Times New Roman" style:font-name-complex="Times New Roman"/>
    </style:style>
    <style:style style:name="P319" style:parent-style-name="ListParagraph" style:family="paragraph">
      <style:paragraph-properties fo:margin-left="2in">
        <style:tab-stops/>
      </style:paragraph-properties>
      <style:text-properties style:font-name="Times New Roman" style:font-name-complex="Times New Roman" fo:color="#538135"/>
    </style:style>
    <style:style style:name="P320" style:parent-style-name="Normal" style:family="paragraph">
      <style:text-properties style:font-name="Times New Roman" style:font-name-complex="Times New Roman" fo:color="#000000" fo:font-size="10pt" style:font-size-asian="10pt" style:font-size-complex="10pt"/>
    </style:style>
    <style:style style:name="P321" style:parent-style-name="Heading1" style:family="paragraph">
      <style:text-properties fo:font-weight="bold" style:font-weight-asian="bold" style:font-weight-complex="bold"/>
    </style:style>
    <style:style style:name="T322" style:parent-style-name="DefaultParagraphFont" style:family="text">
      <style:text-properties style:font-name="Times New Roman" style:font-name-complex="Times New Roman"/>
    </style:style>
    <style:style style:name="P323" style:parent-style-name="ListParagraph" style:family="paragraph"/>
    <style:style style:name="T324" style:parent-style-name="DefaultParagraphFont" style:family="text">
      <style:text-properties style:font-name="Times New Roman" style:font-name-complex="Times New Roman"/>
    </style:style>
    <style:style style:name="T325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326" style:parent-style-name="ListParagraph" style:family="paragraph"/>
    <style:style style:name="T327" style:parent-style-name="DefaultParagraphFont" style:family="text">
      <style:text-properties style:font-name="Times New Roman" style:font-name-complex="Times New Roman"/>
    </style:style>
    <style:style style:name="T328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329" style:parent-style-name="ListParagraph" style:family="paragraph">
      <style:text-properties style:font-name="Times New Roman" style:font-name-complex="Times New Roman"/>
    </style:style>
    <style:style style:name="P330" style:parent-style-name="ListParagraph" style:family="paragraph">
      <style:text-properties style:font-name="Times New Roman" style:font-name-complex="Times New Roman"/>
    </style:style>
    <style:style style:name="P331" style:parent-style-name="ListParagraph" style:family="paragraph">
      <style:text-properties style:font-name="Times New Roman" style:font-name-complex="Times New Roman"/>
    </style:style>
    <style:style style:name="P332" style:parent-style-name="ListParagraph" style:family="paragraph">
      <style:text-properties style:font-name="Times New Roman" style:font-name-complex="Times New Roman"/>
    </style:style>
    <style:style style:name="P333" style:parent-style-name="ListParagraph" style:family="paragraph">
      <style:text-properties style:font-name="Times New Roman" style:font-name-complex="Times New Roman"/>
    </style:style>
    <style:style style:name="P334" style:parent-style-name="ListParagraph" style:family="paragraph">
      <style:text-properties style:font-name="Times New Roman" style:font-name-complex="Times New Roman"/>
    </style:style>
    <style:style style:name="P335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336" style:parent-style-name="ListParagraph" style:family="paragraph">
      <style:text-properties style:font-name="Times New Roman" style:font-name-complex="Times New Roman"/>
    </style:style>
    <style:style style:name="P337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color="#538135"/>
    </style:style>
    <style:style style:name="P338" style:parent-style-name="ListParagraph" style:family="paragraph">
      <style:text-properties style:font-name="Times New Roman" style:font-name-complex="Times New Roman"/>
    </style:style>
    <style:style style:name="P339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color="#538135"/>
    </style:style>
    <style:style style:name="P340" style:parent-style-name="ListParagraph" style:family="paragraph">
      <style:text-properties style:font-name="Times New Roman" style:font-name-complex="Times New Roman"/>
    </style:style>
    <style:style style:name="P341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color="#538135"/>
    </style:style>
    <style:style style:name="P342" style:parent-style-name="ListParagraph" style:family="paragraph">
      <style:text-properties style:font-name="Times New Roman" style:font-name-complex="Times New Roman"/>
    </style:style>
    <style:style style:name="P343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color="#538135"/>
    </style:style>
    <style:style style:name="P344" style:parent-style-name="Normal" style:family="paragraph">
      <style:paragraph-properties fo:text-indent="0.5in"/>
      <style:text-properties style:font-name="Times New Roman" style:font-name-complex="Times New Roman"/>
    </style:style>
    <style:style style:name="P345" style:parent-style-name="Normal" style:family="paragraph">
      <style:paragraph-properties fo:text-indent="0.5in"/>
      <style:text-properties style:font-name="Times New Roman" style:font-name-complex="Times New Roman"/>
    </style:style>
    <style:style style:name="P346" style:parent-style-name="ListParagraph" style:family="paragraph">
      <style:text-properties style:font-name="Times New Roman" style:font-name-complex="Times New Roman"/>
    </style:style>
    <style:style style:name="P347" style:parent-style-name="ListParagraph" style:family="paragraph">
      <style:text-properties style:font-name="Times New Roman" style:font-name-complex="Times New Roman"/>
    </style:style>
    <style:style style:name="P348" style:parent-style-name="ListParagraph" style:family="paragraph">
      <style:text-properties style:font-name="Times New Roman" style:font-name-complex="Times New Roman"/>
    </style:style>
    <style:style style:name="P349" style:parent-style-name="ListParagraph" style:family="paragraph"/>
    <style:style style:name="T350" style:parent-style-name="DefaultParagraphFont" style:family="text">
      <style:text-properties style:font-name="Times New Roman" style:font-name-complex="Times New Roman"/>
    </style:style>
    <style:style style:name="T35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52" style:parent-style-name="DefaultParagraphFont" style:family="text">
      <style:text-properties style:font-name="Times New Roman" style:font-name-complex="Times New Roman"/>
    </style:style>
    <style:style style:name="P353" style:parent-style-name="ListParagraph" style:family="paragraph">
      <style:text-properties style:font-name="Times New Roman" style:font-name-complex="Times New Roman"/>
    </style:style>
    <style:style style:name="P354" style:parent-style-name="ListParagraph" style:family="paragraph"/>
    <style:style style:name="T355" style:parent-style-name="DefaultParagraphFont" style:family="text">
      <style:text-properties style:font-name="Times New Roman" style:font-name-complex="Times New Roman"/>
    </style:style>
    <style:style style:name="T35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57" style:parent-style-name="DefaultParagraphFont" style:family="text">
      <style:text-properties style:font-name="Times New Roman" style:font-name-complex="Times New Roman"/>
    </style:style>
    <style:style style:name="T35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59" style:parent-style-name="DefaultParagraphFont" style:family="text">
      <style:text-properties style:font-name="Times New Roman" style:font-name-complex="Times New Roman"/>
    </style:style>
    <style:style style:name="P360" style:parent-style-name="ListParagraph" style:family="paragraph"/>
    <style:style style:name="T361" style:parent-style-name="DefaultParagraphFont" style:family="text">
      <style:text-properties style:font-name="Times New Roman" style:font-name-complex="Times New Roman"/>
    </style:style>
    <style:style style:name="T36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63" style:parent-style-name="ListParagraph" style:family="paragraph"/>
    <style:style style:name="T36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65" style:parent-style-name="DefaultParagraphFont" style:family="text">
      <style:text-properties style:font-name="Times New Roman" style:font-name-complex="Times New Roman"/>
    </style:style>
    <style:style style:name="P366" style:parent-style-name="Normal" style:family="paragraph">
      <style:text-properties style:font-name="Times New Roman" style:font-name-complex="Times New Roman"/>
    </style:style>
    <style:style style:name="P367" style:parent-style-name="ListParagraph" style:family="paragraph">
      <style:text-properties style:font-name="Times New Roman" style:font-name-complex="Times New Roman"/>
    </style:style>
    <style:style style:name="P368" style:parent-style-name="ListParagraph" style:family="paragraph"/>
    <style:style style:name="T369" style:parent-style-name="DefaultParagraphFont" style:family="text">
      <style:text-properties style:font-name="Times New Roman" style:font-name-complex="Times New Roman"/>
    </style:style>
    <style:style style:name="T37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71" style:parent-style-name="DefaultParagraphFont" style:family="text">
      <style:text-properties style:font-name="Times New Roman" style:font-name-complex="Times New Roman"/>
    </style:style>
    <style:style style:name="T37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73" style:parent-style-name="ListParagraph" style:family="paragraph">
      <style:text-properties style:font-name="Times New Roman" style:font-name-complex="Times New Roman"/>
    </style:style>
    <style:style style:name="P374" style:parent-style-name="ListParagraph" style:family="paragraph"/>
    <style:style style:name="T375" style:parent-style-name="DefaultParagraphFont" style:family="text">
      <style:text-properties style:font-name="Times New Roman" style:font-name-complex="Times New Roman"/>
    </style:style>
    <style:style style:name="T376" style:parent-style-name="DefaultParagraphFont" style:family="text">
      <style:text-properties style:font-name="Times New Roman" style:font-name-complex="Times New Roman"/>
    </style:style>
    <style:style style:name="T377" style:parent-style-name="DefaultParagraphFont" style:family="text">
      <style:text-properties style:font-name="Times New Roman" style:font-name-complex="Times New Roman"/>
    </style:style>
    <style:style style:name="T378" style:parent-style-name="DefaultParagraphFont" style:family="text">
      <style:text-properties style:font-name="Times New Roman" style:font-name-complex="Times New Roman"/>
    </style:style>
    <style:style style:name="T37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80" style:parent-style-name="DefaultParagraphFont" style:family="text">
      <style:text-properties style:font-name="Times New Roman" style:font-name-complex="Times New Roman"/>
    </style:style>
    <style:style style:name="T38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82" style:parent-style-name="DefaultParagraphFont" style:family="text">
      <style:text-properties style:font-name="Times New Roman" style:font-name-complex="Times New Roman"/>
    </style:style>
    <style:style style:name="T38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84" style:parent-style-name="DefaultParagraphFont" style:family="text">
      <style:text-properties style:font-name="Times New Roman" style:font-name-complex="Times New Roman"/>
    </style:style>
    <style:style style:name="T38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86" style:parent-style-name="ListParagraph" style:family="paragraph"/>
    <style:style style:name="T387" style:parent-style-name="DefaultParagraphFont" style:family="text">
      <style:text-properties style:font-name="Times New Roman" style:font-name-complex="Times New Roman"/>
    </style:style>
    <style:style style:name="T388" style:parent-style-name="DefaultParagraphFont" style:family="text">
      <style:text-properties style:font-name="Times New Roman" style:font-name-complex="Times New Roman"/>
    </style:style>
    <style:style style:name="T389" style:parent-style-name="DefaultParagraphFont" style:family="text">
      <style:text-properties style:font-name="Times New Roman" style:font-name-complex="Times New Roman"/>
    </style:style>
    <style:style style:name="T390" style:parent-style-name="DefaultParagraphFont" style:family="text">
      <style:text-properties style:font-name="Times New Roman" style:font-name-complex="Times New Roman"/>
    </style:style>
    <style:style style:name="T391" style:parent-style-name="DefaultParagraphFont" style:family="text">
      <style:text-properties style:font-name="Times New Roman" style:font-name-complex="Times New Roman"/>
    </style:style>
    <style:style style:name="T392" style:parent-style-name="DefaultParagraphFont" style:family="text">
      <style:text-properties style:font-name="Times New Roman" style:font-name-complex="Times New Roman"/>
    </style:style>
    <style:style style:name="T393" style:parent-style-name="DefaultParagraphFont" style:family="text">
      <style:text-properties style:font-name="Times New Roman" style:font-name-complex="Times New Roman"/>
    </style:style>
    <style:style style:name="T394" style:parent-style-name="DefaultParagraphFont" style:family="text">
      <style:text-properties style:font-name="Times New Roman" style:font-name-complex="Times New Roman"/>
    </style:style>
    <style:style style:name="T39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96" style:parent-style-name="DefaultParagraphFont" style:family="text">
      <style:text-properties style:font-name="Times New Roman" style:font-name-complex="Times New Roman"/>
    </style:style>
    <style:style style:name="T39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98" style:parent-style-name="DefaultParagraphFont" style:family="text">
      <style:text-properties style:font-name="Times New Roman" style:font-name-complex="Times New Roman"/>
    </style:style>
    <style:style style:name="T39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00" style:parent-style-name="DefaultParagraphFont" style:family="text">
      <style:text-properties style:font-name="Times New Roman" style:font-name-complex="Times New Roman"/>
    </style:style>
    <style:style style:name="T40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02" style:parent-style-name="ListParagraph" style:family="paragraph"/>
    <style:style style:name="T403" style:parent-style-name="DefaultParagraphFont" style:family="text">
      <style:text-properties style:font-name="Times New Roman" style:font-name-complex="Times New Roman"/>
    </style:style>
    <style:style style:name="T404" style:parent-style-name="DefaultParagraphFont" style:family="text">
      <style:text-properties style:font-name="Times New Roman" style:font-name-complex="Times New Roman"/>
    </style:style>
    <style:style style:name="T405" style:parent-style-name="DefaultParagraphFont" style:family="text">
      <style:text-properties style:font-name="Times New Roman" style:font-name-complex="Times New Roman"/>
    </style:style>
    <style:style style:name="T406" style:parent-style-name="DefaultParagraphFont" style:family="text">
      <style:text-properties style:font-name="Times New Roman" style:font-name-complex="Times New Roman"/>
    </style:style>
    <style:style style:name="T40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08" style:parent-style-name="ListParagraph" style:family="paragraph"/>
    <style:style style:name="T409" style:parent-style-name="DefaultParagraphFont" style:family="text">
      <style:text-properties style:font-name="Times New Roman" style:font-name-complex="Times New Roman"/>
    </style:style>
    <style:style style:name="T410" style:parent-style-name="DefaultParagraphFont" style:family="text">
      <style:text-properties style:font-name="Times New Roman" style:font-name-complex="Times New Roman"/>
    </style:style>
    <style:style style:name="T411" style:parent-style-name="DefaultParagraphFont" style:family="text">
      <style:text-properties style:font-name="Times New Roman" style:font-name-complex="Times New Roman"/>
    </style:style>
    <style:style style:name="T412" style:parent-style-name="DefaultParagraphFont" style:family="text">
      <style:text-properties style:font-name="Times New Roman" style:font-name-complex="Times New Roman"/>
    </style:style>
    <style:style style:name="T41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14" style:parent-style-name="ListParagraph" style:family="paragraph"/>
    <style:style style:name="T415" style:parent-style-name="DefaultParagraphFont" style:family="text">
      <style:text-properties style:font-name="Times New Roman" style:font-name-complex="Times New Roman"/>
    </style:style>
    <style:style style:name="T416" style:parent-style-name="DefaultParagraphFont" style:family="text">
      <style:text-properties style:font-name="Times New Roman" style:font-name-complex="Times New Roman"/>
    </style:style>
    <style:style style:name="T417" style:parent-style-name="DefaultParagraphFont" style:family="text">
      <style:text-properties style:font-name="Times New Roman" style:font-name-complex="Times New Roman"/>
    </style:style>
    <style:style style:name="T418" style:parent-style-name="DefaultParagraphFont" style:family="text">
      <style:text-properties style:font-name="Times New Roman" style:font-name-complex="Times New Roman"/>
    </style:style>
    <style:style style:name="T419" style:parent-style-name="DefaultParagraphFont" style:family="text">
      <style:text-properties style:font-name="Times New Roman" style:font-name-complex="Times New Roman"/>
    </style:style>
    <style:style style:name="T420" style:parent-style-name="DefaultParagraphFont" style:family="text">
      <style:text-properties style:font-name="Times New Roman" style:font-name-complex="Times New Roman"/>
    </style:style>
    <style:style style:name="T421" style:parent-style-name="DefaultParagraphFont" style:family="text">
      <style:text-properties style:font-name="Times New Roman" style:font-name-complex="Times New Roman"/>
    </style:style>
    <style:style style:name="T422" style:parent-style-name="DefaultParagraphFont" style:family="text">
      <style:text-properties style:font-name="Times New Roman" style:font-name-complex="Times New Roman"/>
    </style:style>
    <style:style style:name="T42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24" style:parent-style-name="ListParagraph" style:family="paragraph"/>
    <style:style style:name="T425" style:parent-style-name="DefaultParagraphFont" style:family="text">
      <style:text-properties style:font-name="Times New Roman" style:font-name-complex="Times New Roman"/>
    </style:style>
    <style:style style:name="T426" style:parent-style-name="DefaultParagraphFont" style:family="text">
      <style:text-properties style:font-name="Times New Roman" style:font-name-complex="Times New Roman"/>
    </style:style>
    <style:style style:name="T427" style:parent-style-name="DefaultParagraphFont" style:family="text">
      <style:text-properties style:font-name="Times New Roman" style:font-name-complex="Times New Roman"/>
    </style:style>
    <style:style style:name="T428" style:parent-style-name="DefaultParagraphFont" style:family="text">
      <style:text-properties style:font-name="Times New Roman" style:font-name-complex="Times New Roman"/>
    </style:style>
    <style:style style:name="T429" style:parent-style-name="DefaultParagraphFont" style:family="text">
      <style:text-properties style:font-name="Times New Roman" style:font-name-complex="Times New Roman"/>
    </style:style>
    <style:style style:name="T430" style:parent-style-name="DefaultParagraphFont" style:family="text">
      <style:text-properties style:font-name="Times New Roman" style:font-name-complex="Times New Roman"/>
    </style:style>
    <style:style style:name="T43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32" style:parent-style-name="Normal" style:family="paragraph">
      <style:text-properties style:font-name="Times New Roman" style:font-name-complex="Times New Roman"/>
    </style:style>
    <style:style style:name="P433" style:parent-style-name="ListParagraph" style:family="paragraph"/>
    <style:style style:name="T434" style:parent-style-name="DefaultParagraphFont" style:family="text">
      <style:text-properties style:font-name="Times New Roman" style:font-name-complex="Times New Roman"/>
    </style:style>
    <style:style style:name="T43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36" style:parent-style-name="DefaultParagraphFont" style:family="text">
      <style:text-properties style:font-name="Times New Roman" style:font-name-complex="Times New Roman"/>
    </style:style>
    <style:style style:name="T43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38" style:parent-style-name="ListParagraph" style:family="paragraph"/>
    <style:style style:name="T439" style:parent-style-name="DefaultParagraphFont" style:family="text">
      <style:text-properties style:font-name="Times New Roman" style:font-name-complex="Times New Roman"/>
    </style:style>
    <style:style style:name="T44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4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42" style:parent-style-name="DefaultParagraphFont" style:family="text">
      <style:text-properties style:font-name="Times New Roman" style:font-name-complex="Times New Roman"/>
    </style:style>
    <style:style style:name="T44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44" style:parent-style-name="DefaultParagraphFont" style:family="text">
      <style:text-properties style:font-name="Times New Roman" style:font-name-complex="Times New Roman"/>
    </style:style>
    <style:style style:name="P445" style:parent-style-name="ListParagraph" style:family="paragraph">
      <style:text-properties style:font-name="Times New Roman" style:font-name-complex="Times New Roman"/>
    </style:style>
    <style:style style:name="P446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color="#538135"/>
    </style:style>
    <style:style style:name="P447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color="#538135"/>
    </style:style>
    <style:style style:name="P448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color="#538135"/>
    </style:style>
    <style:style style:name="P449" style:parent-style-name="ListParagraph" style:family="paragraph">
      <style:paragraph-properties fo:margin-left="1.5in">
        <style:tab-stops/>
      </style:paragraph-properties>
      <style:text-properties style:font-name="Times New Roman" style:font-name-complex="Times New Roman" fo:color="#538135"/>
    </style:style>
    <style:style style:name="P450" style:parent-style-name="ListParagraph" style:family="paragraph">
      <style:paragraph-properties fo:margin-left="1.5in">
        <style:tab-stops/>
      </style:paragraph-properties>
      <style:text-properties style:font-name="Times New Roman" style:font-name-complex="Times New Roman" fo:color="#538135"/>
    </style:style>
    <style:style style:name="P451" style:parent-style-name="ListParagraph" style:family="paragraph">
      <style:paragraph-properties fo:margin-left="1.5in">
        <style:tab-stops/>
      </style:paragraph-properties>
      <style:text-properties style:font-name="Times New Roman" style:font-name-complex="Times New Roman" fo:color="#538135"/>
    </style:style>
    <style:style style:name="P452" style:parent-style-name="ListParagraph" style:family="paragraph">
      <style:paragraph-properties fo:margin-left="1.5in">
        <style:tab-stops/>
      </style:paragraph-properties>
      <style:text-properties style:font-name="Times New Roman" style:font-name-complex="Times New Roman" fo:color="#538135"/>
    </style:style>
    <style:style style:name="P453" style:parent-style-name="ListParagraph" style:family="paragraph"/>
    <style:style style:name="T454" style:parent-style-name="DefaultParagraphFont" style:family="text">
      <style:text-properties style:font-name="Times New Roman" style:font-name-complex="Times New Roman"/>
    </style:style>
    <style:style style:name="T45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56" style:parent-style-name="DefaultParagraphFont" style:family="text">
      <style:text-properties style:font-name="Times New Roman" style:font-name-complex="Times New Roman"/>
    </style:style>
    <style:style style:name="P457" style:parent-style-name="Normal" style:family="paragraph">
      <style:text-properties style:font-name="Times New Roman" style:font-name-complex="Times New Roman"/>
    </style:style>
    <style:style style:name="P458" style:parent-style-name="Heading1" style:family="paragraph">
      <style:text-properties fo:font-weight="bold" style:font-weight-asian="bold" style:font-weight-complex="bold"/>
    </style:style>
    <style:style style:name="P459" style:parent-style-name="ListParagraph" style:family="paragraph">
      <style:text-properties style:font-name="Times New Roman" style:font-name-complex="Times New Roman"/>
    </style:style>
    <style:style style:name="P460" style:parent-style-name="ListParagraph" style:family="paragraph">
      <style:text-properties style:font-name="Times New Roman" style:font-name-complex="Times New Roman"/>
    </style:style>
    <style:style style:name="P461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62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63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64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65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66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67" style:parent-style-name="ListParagraph" style:family="paragraph">
      <style:paragraph-properties fo:margin-left="1in">
        <style:tab-stops/>
      </style:paragraph-properties>
    </style:style>
    <style:style style:name="T468" style:parent-style-name="DefaultParagraphFont" style:family="text">
      <style:text-properties style:font-name="Times New Roman" style:font-name-complex="Times New Roman"/>
    </style:style>
    <style:style style:name="T469" style:parent-style-name="DefaultParagraphFont" style:family="text">
      <style:text-properties style:font-name="Times New Roman" style:font-name-complex="Times New Roman"/>
    </style:style>
    <style:style style:name="T470" style:parent-style-name="DefaultParagraphFont" style:family="text">
      <style:text-properties style:font-name="Times New Roman" style:font-name-complex="Times New Roman"/>
    </style:style>
    <style:style style:name="T471" style:parent-style-name="DefaultParagraphFont" style:family="text">
      <style:text-properties style:font-name="Times New Roman" style:font-name-complex="Times New Roman"/>
    </style:style>
    <style:style style:name="T472" style:parent-style-name="DefaultParagraphFont" style:family="text">
      <style:text-properties style:font-name="Times New Roman" style:font-name-complex="Times New Roman"/>
    </style:style>
    <style:style style:name="P473" style:parent-style-name="Normal" style:family="paragraph">
      <style:text-properties style:font-name="Times New Roman" style:font-name-complex="Times New Roman"/>
    </style:style>
    <style:style style:name="P474" style:parent-style-name="Normal" style:family="paragraph">
      <style:text-properties style:font-name="Times New Roman" style:font-name-complex="Times New Roman"/>
    </style:style>
    <style:style style:name="P475" style:parent-style-name="Normal" style:family="paragraph">
      <style:text-properties style:font-name="Times New Roman" style:font-name-complex="Times New Roman"/>
    </style:style>
    <style:style style:name="P476" style:parent-style-name="Normal" style:family="paragraph">
      <style:paragraph-properties fo:text-indent="0.5in"/>
      <style:text-properties style:font-name="Times New Roman" style:font-name-complex="Times New Roman"/>
    </style:style>
    <style:style style:name="P477" style:parent-style-name="Normal" style:family="paragraph">
      <style:paragraph-properties fo:text-indent="0.5in"/>
      <style:text-properties style:font-name="Times New Roman" style:font-name-complex="Times New Roman"/>
    </style:style>
    <style:style style:name="P478" style:parent-style-name="Normal" style:family="paragraph">
      <style:paragraph-properties fo:text-indent="0.5in"/>
      <style:text-properties style:font-name="Times New Roman" style:font-name-complex="Times New Roman"/>
    </style:style>
    <style:style style:name="P479" style:parent-style-name="Normal" style:family="paragraph">
      <style:paragraph-properties fo:text-indent="0.5in"/>
      <style:text-properties style:font-name="Times New Roman" style:font-name-complex="Times New Roman"/>
    </style:style>
    <style:style style:name="P480" style:parent-style-name="Normal" style:family="paragraph">
      <style:text-properties style:font-name="Times New Roman" style:font-name-complex="Times New Roman"/>
    </style:style>
    <style:style style:name="P481" style:parent-style-name="Normal" style:family="paragraph">
      <style:text-properties style:font-name="Times New Roman" style:font-name-complex="Times New Roman"/>
    </style:style>
    <style:style style:name="P482" style:parent-style-name="Normal" style:family="paragraph">
      <style:text-properties style:font-name="Times New Roman" style:font-name-complex="Times New Roman"/>
    </style:style>
    <style:style style:name="P483" style:parent-style-name="Normal" style:family="paragraph">
      <style:text-properties style:font-name="Times New Roman" style:font-name-complex="Times New Roman"/>
    </style:style>
    <style:style style:name="P484" style:parent-style-name="Normal" style:family="paragraph">
      <style:text-properties style:font-name="Times New Roman" style:font-name-complex="Times New Roman"/>
    </style:style>
    <style:style style:name="P485" style:parent-style-name="ListParagraph" style:family="paragraph">
      <style:text-properties style:font-name="Times New Roman" style:font-name-complex="Times New Roman"/>
    </style:style>
    <style:style style:name="P486" style:parent-style-name="ListParagraph" style:family="paragraph">
      <style:text-properties style:font-name="Times New Roman" style:font-name-complex="Times New Roman"/>
    </style:style>
    <style:style style:name="P487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88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89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90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91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92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93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94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95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496" style:parent-style-name="ListParagraph" style:family="paragraph"/>
    <style:style style:name="T497" style:parent-style-name="DefaultParagraphFont" style:family="text">
      <style:text-properties style:font-name="Times New Roman" style:font-name-complex="Times New Roman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>
      <style:graphic-properties style:vertical-pos="middle"/>
    </style:style>
  </office:automatic-styles>
  <office:body>
    <office:text text:use-soft-page-breaks="true">
      <text:p text:style-name="P1">01:<text:s/>Introduction to MATLAB</text:p>
      <text:h text:style-name="P5" text:outline-level="1">Built-In Functions</text:h>
      <text:list text:style-name="LFO1" text:continue-numbering="true">
        <text:list-item>
          <text:p text:style-name="P6">Type functions:</text:p>
          <text:list text:continue-numbering="true">
            <text:list-item>
              <text:p text:style-name="P7"><text:span text:style-name="T8">Real numbers:<text:s/></text:span><text:span text:style-name="T9">single</text:span><text:span text:style-name="T10">,<text:s/></text:span><text:span text:style-name="T11">double</text:span><text:span text:style-name="T12"><text:s/>(default for all numbers)</text:span></text:p>
            </text:list-item>
            <text:list-item>
              <text:p text:style-name="P13"><text:span text:style-name="T14">Integers:<text:s/></text:span><text:span text:style-name="T15">int8</text:span><text:span text:style-name="T16">,<text:s/></text:span><text:span text:style-name="T17">int16</text:span><text:span text:style-name="T18">,<text:s/></text:span><text:span text:style-name="T19">uint32</text:span><text:span text:style-name="T20">,<text:s/></text:span><text:span text:style-name="T21">uint</text:span><text:span text:style-name="T22">64</text:span></text:p>
            </text:list-item>
            <text:list-item>
              <text:p text:style-name="P23"><text:span text:style-name="T24">U</text:span><text:span text:style-name="T25">nsigned integers:<text:s/></text:span><text:span text:style-name="T26">uint8</text:span><text:span text:style-name="T27">,<text:s/></text:span><text:span text:style-name="T28">uint16</text:span><text:span text:style-name="T29">,<text:s/></text:span><text:span text:style-name="T30">uint32</text:span><text:span text:style-name="T31">,<text:s/></text:span><text:span text:style-name="T32">uint64</text:span></text:p>
            </text:list-item>
            <text:list-item>
              <text:p text:style-name="P33"><text:span text:style-name="T34">Single characters and character vectors:<text:s/></text:span><text:span text:style-name="T35">char</text:span></text:p>
            </text:list-item>
            <text:list-item>
              <text:p text:style-name="P36"><text:span text:style-name="T37">Strings of characters:<text:s/></text:span><text:span text:style-name="T38">string</text:span></text:p>
            </text:list-item>
            <text:list-item>
              <text:p text:style-name="P39"><text:span text:style-name="T40">True/false:<text:s/></text:span><text:span text:style-name="T41">logical</text:span></text:p>
            </text:list-item>
          </text:list>
        </text:list-item>
        <text:list-item>
          <text:p text:style-name="P42">Some elementary math functions:</text:p>
          <text:list text:continue-numbering="true">
            <text:list-item>
              <text:p text:style-name="P43"><text:span text:style-name="T44">Absolute value<text:s/></text:span><text:span text:style-name="T45">abs</text:span><text:span text:style-name="T46">(x)</text:span></text:p>
            </text:list-item>
          </text:list>
        </text:list-item>
      </text:list>
      <text:p text:style-name="P47">&gt;&gt;<text:s/>abs(-4)<text:s/>=&gt;<text:s/>4</text:p>
      <text:list text:style-name="LFO1" text:continue-numbering="true">
        <text:list-item>
          <text:list>
            <text:list-item>
              <text:p text:style-name="P48"><text:span text:style-name="T49">Trig functions e.g.,<text:s/></text:span><text:span text:style-name="T50">sin</text:span><text:span text:style-name="T51">(x)</text:span><text:span text:style-name="T52">,<text:s/></text:span><text:span text:style-name="T53">co</text:span><text:span text:style-name="T54">s</text:span><text:span text:style-name="T55">(x)</text:span><text:span text:style-name="T56">,<text:s/></text:span><text:span text:style-name="T57">tan</text:span><text:span text:style-name="T58">(x)</text:span><text:span text:style-name="T59">,<text:s/></text:span><text:span text:style-name="T60">asin</text:span><text:span text:style-name="T61">(x)</text:span><text:span text:style-name="T62">,<text:s/></text:span><text:span text:style-name="T63">sin</text:span><text:span text:style-name="T64">h</text:span><text:span text:style-name="T65">(x)</text:span><text:span text:style-name="T66">,<text:s/></text:span><text:span text:style-name="T67">asinh</text:span><text:span text:style-name="T68">(x)</text:span><text:span text:style-name="T69">,<text:s/></text:span><text:span text:style-name="T70">s</text:span><text:span text:style-name="T71">ind</text:span><text:span text:style-name="T72">(x)</text:span><text:span text:style-name="T73">,<text:s/></text:span><text:span text:style-name="T74">asind</text:span><text:span text:style-name="T75">(x)</text:span></text:p>
            </text:list-item>
            <text:list-item>
              <text:p text:style-name="P76"><text:span text:style-name="T77">Rounding and remainder functions<text:s/></text:span><text:span text:style-name="T78">fix</text:span><text:span text:style-name="T79">(x)</text:span><text:span text:style-name="T80">,<text:s/></text:span><text:span text:style-name="T81">floor</text:span><text:span text:style-name="T82">(x)</text:span><text:span text:style-name="T83">,<text:s/></text:span><text:span text:style-name="T84">ceil</text:span><text:span text:style-name="T85">(x)</text:span><text:span text:style-name="T86">,<text:s/></text:span><text:span text:style-name="T87">round</text:span><text:span text:style-name="T88">(x)</text:span><text:span text:style-name="T89">,<text:s/></text:span><text:span text:style-name="T90">rem</text:span><text:span text:style-name="T91">(x)</text:span><text:span text:style-name="T92">,<text:s/></text:span><text:span text:style-name="T93">mod</text:span><text:span text:style-name="T94">(x)</text:span><text:span text:style-name="T95">,<text:s/></text:span><text:span text:style-name="T96">sign</text:span><text:span text:style-name="T97">(x)</text:span></text:p>
              <text:list text:continue-numbering="true">
                <text:list-item>
                  <text:p text:style-name="P98"><text:span text:style-name="T99">fix(x)</text:span><text:span text:style-name="T100">: Round toward zero</text:span></text:p>
                </text:list-item>
                <text:list-item>
                  <text:p text:style-name="P101"><text:span text:style-name="T102">floor(x)</text:span><text:span text:style-name="T103">: Round toward negative infinity</text:span></text:p>
                </text:list-item>
                <text:list-item>
                  <text:p text:style-name="P104"><text:span text:style-name="T105">c</text:span><text:span text:style-name="T106">eil(x)</text:span><text:span text:style-name="T107">: Round toward positive infinity</text:span></text:p>
                </text:list-item>
                <text:list-item>
                  <text:p text:style-name="P108"><text:span text:style-name="T109">r</text:span><text:span text:style-name="T110">ound(x)</text:span><text:span text:style-name="T111">: Round to nearest decimal or integer</text:span></text:p>
                </text:list-item>
                <text:list-item>
                  <text:p text:style-name="P112"><text:span text:style-name="T113">r</text:span><text:span text:style-name="T114">em(a,b)</text:span><text:span text:style-name="T115">:<text:s/></text:span><text:span text:style-name="T116">Remainder</text:span><text:span text:style-name="T117"><text:s/>after division</text:span></text:p>
                </text:list-item>
              </text:list>
            </text:list-item>
          </text:list>
        </text:list-item>
      </text:list>
      <text:p text:style-name="P118">&gt;&gt;<text:s/>rem(23,5)<text:s/>=&gt;<text:s/>3</text:p>
      <text:list text:style-name="LFO1" text:continue-numbering="true">
        <text:list-item>
          <text:list>
            <text:list-item>
              <text:list>
                <text:list-item>
                  <text:p text:style-name="P119"><text:span text:style-name="T120">m</text:span><text:span text:style-name="T121">od(a,m)</text:span><text:span text:style-name="T122">: Remainder after division (Modul</text:span><text:span text:style-name="T123">o</text:span><text:span text:style-name="T124"><text:s/>operat</text:span><text:span text:style-name="T125">ion</text:span><text:span text:style-name="T126">)</text:span></text:p>
                </text:list-item>
              </text:list>
            </text:list-item>
          </text:list>
        </text:list-item>
      </text:list>
      <text:p text:style-name="P127">&gt;&gt;<text:s/>mod(23,5)<text:s/>=&gt;<text:s/>3</text:p>
      <text:list text:style-name="LFO1" text:continue-numbering="true">
        <text:list-item>
          <text:list>
            <text:list-item>
              <text:list>
                <text:list-item>
                  <text:p text:style-name="P128"><text:span text:style-name="T129">s</text:span><text:span text:style-name="T130">ign(x)</text:span><text:span text:style-name="T131">: Return sign as -1, 0, or 1</text:span></text:p>
                </text:list-item>
              </text:list>
            </text:list-item>
          </text:list>
        </text:list-item>
      </text:list>
      <text:p text:style-name="P132">&gt;&gt;<text:s/>sign(-5) =&gt; -1</text:p>
      <text:list text:style-name="LFO1" text:continue-numbering="true">
        <text:list-item>
          <text:list>
            <text:list-item>
              <text:p text:style-name="P133"><text:span text:style-name="T134">Root functions:<text:s/></text:span><text:span text:style-name="T135">sqrt</text:span><text:span text:style-name="T136">(x)</text:span><text:span text:style-name="T137">,<text:s/></text:span><text:span text:style-name="T138">nthroot</text:span><text:span text:style-name="T139">(x, N)</text:span></text:p>
              <text:list text:continue-numbering="true">
                <text:list-item>
                  <text:p text:style-name="P140"><text:span text:style-name="T141">nthroot(x, N)</text:span><text:span text:style-name="T142">: Real nth root of real number</text:span></text:p>
                </text:list-item>
              </text:list>
            </text:list-item>
          </text:list>
        </text:list-item>
      </text:list>
      <text:p text:style-name="P143">&gt;&gt;<text:s/>nthroot(-27,3)<text:s/>=&gt; (-27)^(-3) =&gt;<text:s/>-3</text:p>
      <text:list text:style-name="LFO1" text:continue-numbering="true">
        <text:list-item>
          <text:list>
            <text:list-item>
              <text:p text:style-name="P144"><text:span text:style-name="T145">Conversion between degrees and radians:<text:s/></text:span><text:span text:style-name="T146">deg2rad</text:span><text:span text:style-name="T147">(x)</text:span><text:span text:style-name="T148">,<text:s/></text:span><text:span text:style-name="T149">rad2deg</text:span><text:span text:style-name="T150">(x)</text:span></text:p>
              <text:list text:continue-numbering="true">
                <text:list-item>
                  <text:p text:style-name="P151"><text:span text:style-name="T152">deg2rad</text:span><text:span text:style-name="T153">(x)</text:span><text:span text:style-name="T154">:<text:s/></text:span><text:span text:style-name="T155">Convert angle from<text:s/></text:span><text:span text:style-name="T156">degrees to radians</text:span></text:p>
                </text:list-item>
              </text:list>
            </text:list-item>
          </text:list>
        </text:list-item>
      </text:list>
      <text:p text:style-name="P157">&gt;&gt;<text:s/>deg2rad(90) =&gt;<text:s/>1.5708</text:p>
      <text:list text:style-name="LFO1" text:continue-numbering="true">
        <text:list-item>
          <text:list>
            <text:list-item>
              <text:list>
                <text:list-item>
                  <text:p text:style-name="P158"><text:span text:style-name="T159">rad2deg</text:span><text:span text:style-name="T160">(x)</text:span><text:span text:style-name="T161">:</text:span><text:span text:style-name="T162"><text:s/>Convert angle from radians to degrees</text:span></text:p>
                </text:list-item>
              </text:list>
            </text:list-item>
          </text:list>
        </text:list-item>
      </text:list>
      <text:p text:style-name="P163">&gt;&gt;<text:s/>rad2deg(pi) =&gt; 180</text:p>
      <text:list text:style-name="LFO1" text:continue-numbering="true">
        <text:list-item>
          <text:list>
            <text:list-item>
              <text:p text:style-name="P164"><text:span text:style-name="T165">Log functions:<text:s/></text:span><text:span text:style-name="T166">log</text:span><text:span text:style-name="T167">(x)</text:span><text:span text:style-name="T168">,<text:s/></text:span><text:span text:style-name="T169">log2</text:span><text:span text:style-name="T170">(x)</text:span><text:span text:style-name="T171">,<text:s/></text:span><text:span text:style-name="T172">log10</text:span><text:span text:style-name="T173">(x)</text:span><text:span text:style-name="T174">,<text:s/></text:span><text:span text:style-name="T175">exp</text:span><text:span text:style-name="T176">(n)</text:span></text:p>
              <text:list text:continue-numbering="true">
                <text:list-item>
                  <text:p text:style-name="P177"><text:span text:style-name="T178">l</text:span><text:span text:style-name="T179">og(x)</text:span><text:span text:style-name="T180">: Returns the normal logarithm</text:span></text:p>
                </text:list-item>
                <text:list-item>
                  <text:p text:style-name="P181"><text:span text:style-name="T182">l</text:span><text:span text:style-name="T183">og2(x)</text:span><text:span text:style-name="T184">: Returns the base 2 logarithm</text:span></text:p>
                </text:list-item>
                <text:list-item>
                  <text:p text:style-name="P185"><text:span text:style-name="T186">l</text:span><text:span text:style-name="T187">og10(x)</text:span><text:span text:style-name="T188">: Returns<text:s/></text:span><text:span text:style-name="T189">the base 10 logarithm</text:span></text:p>
                </text:list-item>
                <text:list-item>
                  <text:p text:style-name="P190"><text:span text:style-name="T191">e</text:span><text:span text:style-name="T192">xp(n)</text:span><text:span text:style-name="T193">: Returns the constant<text:s/></text:span><draw:frame draw:style-name="a1" text:anchor-type="as-char" svg:x="0in" svg:y="0in" svg:width="0.16667in" svg:height="0.17708in" style:rel-width="scale" style:rel-height="scale"><draw:object xlink:href="Object 1/" xlink:type="simple" xlink:show="embed" xlink:actuate="onLoad"/></draw:frame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p text:style-name="P194">Other functions:</text:p>
          <text:list text:continue-numbering="true">
            <text:list-item>
              <text:p text:style-name="P195"><text:span text:style-name="T196">Functional form of operators, e.g.,<text:s/></text:span><text:span text:style-name="T197">plus</text:span><text:span text:style-name="T198">(x)</text:span><text:span text:style-name="T199"><text:s/>for +</text:span></text:p>
            </text:list-item>
            <text:list-item>
              <text:p text:style-name="P200"><text:span text:style-name="T201">Constant functions:<text:s/></text:span><text:span text:style-name="T202">pi</text:span><text:span text:style-name="T203">,<text:s/></text:span><text:span text:style-name="T204">i</text:span><text:span text:style-name="T205">,<text:s/></text:span><text:span text:style-name="T206">j</text:span><text:span text:style-name="T207">,<text:s/></text:span><text:span text:style-name="T208">inf</text:span><text:span text:style-name="T209">,<text:s/></text:span><text:span text:style-name="T210">NaN</text:span></text:p>
              <text:list text:continue-numbering="true">
                <text:list-item>
                  <text:p text:style-name="P211"><text:span text:style-name="T212">NaN</text:span><text:span text:style-name="T213">: Not a number</text:span></text:p>
                </text:list-item>
              </text:list>
            </text:list-item>
          </text:list>
        </text:list-item>
      </text:list>
      <text:p text:style-name="P214">&gt;&gt; 0/0 =&gt; NaN</text:p>
      <text:list text:style-name="LFO2" text:continue-numbering="true">
        <text:list-item>
          <text:list>
            <text:list-item>
              <text:p text:style-name="P215"><text:span text:style-name="T216">Random number generating functions:<text:s/></text:span><text:span text:style-name="T217">rand*N,<text:s/></text:span><text:span text:style-name="T218">rand</text:span><text:span text:style-name="T219">(</text:span><text:span text:style-name="T220">m,n</text:span><text:span text:style-name="T221">)</text:span><text:span text:style-name="T222">,<text:s/></text:span><text:span text:style-name="T223">rand</text:span><text:span text:style-name="T224">n</text:span><text:span text:style-name="T225">(</text:span><text:span text:style-name="T226">m,n</text:span><text:span text:style-name="T227">)</text:span><text:span text:style-name="T228">,<text:s/></text:span><text:span text:style-name="T229">randi(imax)</text:span><text:span text:style-name="T230">,<text:s/></text:span><text:span text:style-name="T231">randi</text:span><text:span text:style-name="T232">(</text:span><text:span text:style-name="T233">[</text:span><text:span text:style-name="T234">m,n</text:span><text:span text:style-name="T235">],<text:s/></text:span><text:span text:style-name="T236">x</text:span><text:span text:style-name="T237">)</text:span></text:p>
              <text:list text:continue-numbering="true">
                <text:list-item>
                  <text:p text:style-name="P238"><text:span text:style-name="T239">rand</text:span><text:span text:style-name="T240">*N</text:span><text:span text:style-name="T241">: Generate random real number in the inte</text:span><text:span text:style-name="T242">rval (0, N)</text:span></text:p>
                </text:list-item>
              </text:list>
            </text:list-item>
          </text:list>
        </text:list-item>
      </text:list>
      <text:p text:style-name="P243">&gt;&gt;<text:s/>rand*5 =&gt; 4.0837</text:p>
      <text:list text:style-name="LFO2" text:continue-numbering="true">
        <text:list-item>
          <text:list>
            <text:list-item>
              <text:list>
                <text:list-item>
                  <text:p text:style-name="P244"><text:span text:style-name="T245">r</text:span><text:span text:style-name="T246">and(m,n)</text:span><text:span text:style-name="T247">:<text:s/></text:span><text:span text:style-name="T248">Returns m*n matrix of uniformity distributed random numbers</text:span></text:p>
                </text:list-item>
                <text:list-item>
                  <text:p text:style-name="P249"><text:span text:style-name="T250">r</text:span><text:span text:style-name="T251">andn(m,n)</text:span><text:span text:style-name="T252">:</text:span><text:span text:style-name="T253"><text:s/>Returns m*n matrix of normally distributed random numbers</text:span></text:p>
                </text:list-item>
                <text:list-item>
                  <text:p text:style-name="P254"><text:span text:style-name="T255">r</text:span><text:span text:style-name="T256">andi(imax)</text:span><text:span text:style-name="T257">: Generate random integer in the<text:s/></text:span><text:span text:style-name="T258">range from 1 to imax</text:span></text:p>
                </text:list-item>
                <text:list-item>
                  <text:p text:style-name="P259"><text:span text:style-name="T260">r</text:span><text:span text:style-name="T261">andi([m,n</text:span><text:span text:style-name="T262">], x)</text:span><text:span text:style-name="T263">: Generate<text:s/></text:span><text:span text:style-name="T264">one integer in the range from m to n in x*x matrix</text:span></text:p>
                </text:list-item>
              </text:list>
            </text:list-item>
            <text:list-item>
              <text:p text:style-name="P265"><text:span text:style-name="T266">c</text:span><text:span text:style-name="T267">lass</text:span><text:span text:style-name="T268">: returns the type</text:span></text:p>
            </text:list-item>
            <text:list-item>
              <text:p text:style-name="P269"><text:span text:style-name="T270">f</text:span><text:span text:style-name="T271">ormat</text:span><text:span text:style-name="T272">: has many formatting options</text:span></text:p>
              <text:list text:continue-numbering="true">
                <text:list-item>
                  <text:p text:style-name="P273"><text:span text:style-name="T274">l</text:span><text:span text:style-name="T275">ong</text:span><text:span text:style-name="T276">,<text:s/></text:span><text:span text:style-name="T277">short</text:span><text:span text:style-name="T278">: C</text:span><text:span text:style-name="T279">ontrol number of decimal places</text:span></text:p>
                </text:list-item>
              </text:list>
            </text:list-item>
          </text:list>
        </text:list-item>
      </text:list>
      <text:p text:style-name="P280">&gt;&gt;<text:s/>format short</text:p>
      <text:list text:style-name="LFO2" text:continue-numbering="true">
        <text:list-item>
          <text:list>
            <text:list-item>
              <text:list>
                <text:list-item>
                  <text:p text:style-name="P281"><text:span text:style-name="T282">l</text:span><text:span text:style-name="T283">oose</text:span><text:span text:style-name="T284">,<text:s/></text:span><text:span text:style-name="T285">compact</text:span><text:span text:style-name="T286">: Control spacing between lines</text:span></text:p>
                </text:list-item>
              </text:list>
            </text:list-item>
            <text:list-item>
              <text:p text:style-name="P287"><text:span text:style-name="T288">h</text:span><text:span text:style-name="T289">elp</text:span><text:span text:style-name="T290">: find help topics, lists of functions in help topics, or descriptions of a function</text:span></text:p>
            </text:list-item>
            <text:list-item>
              <text:p text:style-name="P291"><text:span text:style-name="T292">x</text:span><text:span text:style-name="T293">or</text:span><text:span text:style-name="T294">(A,B)</text:span><text:span text:style-name="T295">: exclusive or; true if only one argument is true</text:span></text:p>
            </text:list-item>
          </text:list>
        </text:list-item>
      </text:list>
      <text:p text:style-name="P296">&gt;&gt; xor(true false) =&gt; 1</text:p>
      <text:list text:style-name="LFO2" text:continue-numbering="true">
        <text:list-item>
          <text:list>
            <text:list-item>
              <text:p text:style-name="P297"><text:span text:style-name="T298">Type range for integers:<text:s/></text:span><text:span text:style-name="T299">intmin</text:span><text:span text:style-name="T300">(x)</text:span><text:span text:style-name="T301">,<text:s/></text:span><text:span text:style-name="T302">intmax</text:span><text:span text:style-name="T303">(x)</text:span></text:p>
            </text:list-item>
          </text:list>
        </text:list-item>
      </text:list>
      <text:p text:style-name="P304">&gt;&gt; intmin(‘int8’) =&gt; -128</text:p>
      <text:p text:style-name="P305">&gt;&gt; intmax(‘int8’) =&gt; 127</text:p>
      <text:list text:style-name="LFO2" text:continue-numbering="true">
        <text:list-item>
          <text:list>
            <text:list-item>
              <text:p text:style-name="P306"><text:span text:style-name="T307">Types Converts</text:span><text:span text:style-name="T308">:<text:s/></text:span><text:span text:style-name="T309">double(x)</text:span><text:span text:style-name="T310">,<text:s/></text:span><text:span text:style-name="T311">char(x)</text:span></text:p>
              <text:list text:continue-numbering="true">
                <text:list-item>
                  <text:p text:style-name="P312"><text:span text:style-name="T313">double(x)</text:span><text:span text:style-name="T314">: If x is a character, it converts to its integer</text:span></text:p>
                </text:list-item>
              </text:list>
            </text:list-item>
          </text:list>
        </text:list-item>
      </text:list>
      <text:p text:style-name="P315">&gt;&gt; double(‘a’) =&gt; 97</text:p>
      <text:list text:style-name="LFO1" text:continue-numbering="true">
        <text:list-item>
          <text:list>
            <text:list-item>
              <text:list>
                <text:list-item>
                  <text:p text:style-name="P316"><text:span text:style-name="T317">char(x)</text:span><text:span text:style-name="T318">: If x is a integer, it converts to its character</text:span></text:p>
                </text:list-item>
              </text:list>
            </text:list-item>
          </text:list>
        </text:list-item>
      </text:list>
      <text:p text:style-name="P319">&gt;&gt; char(97) =&gt; ‘a’</text:p>
      <text:p text:style-name="P320"/>
      <text:h text:style-name="P321" text:outline-level="1">A.<text:s/>Variables and Assignments</text:h>
      <text:h text:style-name="Heading2" text:outline-level="2">Variables<text:span text:style-name="T322"><text:s/>and Assignments</text:span></text:h>
      <text:list text:style-name="LFO2" text:continue-numbering="true">
        <text:list-item>
          <text:p text:style-name="P323"><text:span text:style-name="T324">To store a value, use a<text:s/></text:span><text:span text:style-name="T325">variable</text:span></text:p>
        </text:list-item>
        <text:list-item>
          <text:p text:style-name="P326"><text:span text:style-name="T327">One way to put a value in a variable is with an<text:s/></text:span><text:span text:style-name="T328">assignment statement</text:span></text:p>
        </text:list-item>
        <text:list-item>
          <text:p text:style-name="P329">General form:</text:p>
          <text:list text:continue-numbering="true">
            <text:list-item>
              <text:p text:style-name="P330">variable = expression</text:p>
            </text:list-item>
          </text:list>
        </text:list-item>
        <text:list-item>
          <text:p text:style-name="P331">The order is important</text:p>
          <text:list text:continue-numbering="true">
            <text:list-item>
              <text:p text:style-name="P332">Variable name on the left</text:p>
            </text:list-item>
            <text:list-item>
              <text:p text:style-name="P333">The assignment operator “=” (Note: this does NOT mean equality)</text:p>
            </text:list-item>
            <text:list-item>
              <text:p text:style-name="P334">Expression on the right</text:p>
            </text:list-item>
          </text:list>
        </text:list-item>
      </text:list>
      <text:p text:style-name="P335"/>
      <text:h text:style-name="Heading2" text:outline-level="2">Modifying Variables</text:h>
      <text:list text:style-name="LFO3" text:continue-numbering="true">
        <text:list-item>
          <text:p text:style-name="P336">Initialize a variable (put its first value in it)</text:p>
        </text:list-item>
      </text:list>
      <text:p text:style-name="P337">&gt;&gt;<text:s/>mynum = 5;</text:p>
      <text:list text:style-name="LFO3" text:continue-numbering="true">
        <text:list-item>
          <text:p text:style-name="P338">Change a variable (e.g. by adding 3 to it)</text:p>
        </text:list-item>
      </text:list>
      <text:p text:style-name="P339">&gt;&gt;<text:s/>mynum = mynum + 3;</text:p>
      <text:list text:style-name="LFO3" text:continue-numbering="true">
        <text:list-item>
          <text:p text:style-name="P340">Increment by one</text:p>
        </text:list-item>
      </text:list>
      <text:p text:style-name="P341">&gt;&gt;<text:s/>mynum = mynum + 1;</text:p>
      <text:list text:style-name="LFO3" text:continue-numbering="true">
        <text:list-item>
          <text:p text:style-name="P342">Decrement by two</text:p>
        </text:list-item>
      </text:list>
      <text:p text:style-name="P343">&gt;&gt;<text:s/>mynum = mynum - 2;</text:p>
      <text:p text:style-name="P344">NOTE: after this sequence, mynum would have the value 7 (5+3+1-2)</text:p>
      <text:p text:style-name="P345"/>
      <text:h text:style-name="Heading2" text:outline-level="2">Variable names</text:h>
      <text:list text:style-name="LFO4" text:continue-numbering="true">
        <text:list-item>
          <text:p text:style-name="P346">Names must begin with a letter of the alphabet</text:p>
        </text:list-item>
        <text:list-item>
          <text:p text:style-name="P347">After that names can contain letters, digits, and the underscore character _</text:p>
        </text:list-item>
        <text:list-item>
          <text:p text:style-name="P348">MATLAB is case-sensitive</text:p>
        </text:list-item>
        <text:list-item>
          <text:p text:style-name="P349"><text:span text:style-name="T350">The built-in function<text:s/></text:span><text:span text:style-name="T351">namelengthmax</text:span><text:span text:style-name="T352"><text:s/>tells what the limit is for the length of a variable name</text:span></text:p>
        </text:list-item>
        <text:list-item>
          <text:p text:style-name="P353">Names should be mnemonic (they should make sense!)</text:p>
        </text:list-item>
        <text:list-item>
          <text:p text:style-name="P354"><text:span text:style-name="T355">The commands<text:s/></text:span><text:span text:style-name="T356">who</text:span><text:span text:style-name="T357"><text:s/>and<text:s/></text:span><text:span text:style-name="T358">whos</text:span><text:span text:style-name="T359"><text:s/>will show variables</text:span></text:p>
        </text:list-item>
        <text:list-item>
          <text:p text:style-name="P360"><text:span text:style-name="T361">To delete variables:<text:s/></text:span><text:span text:style-name="T362">clearvars</text:span></text:p>
        </text:list-item>
        <text:list-item>
          <text:p text:style-name="P363"><text:span text:style-name="T364">clear</text:span><text:span text:style-name="T365"><text:s/>clears out variables and also functions</text:span></text:p>
        </text:list-item>
      </text:list>
      <text:p text:style-name="P366"/>
      <text:h text:style-name="Heading2" text:outline-level="2">Types</text:h>
      <text:list text:style-name="LFO5" text:continue-numbering="true">
        <text:list-item>
          <text:p text:style-name="P367">Every expression and variable has an associated type, or class</text:p>
          <text:list text:continue-numbering="true">
            <text:list-item>
              <text:p text:style-name="P368"><text:span text:style-name="T369">Real numbers:<text:s/></text:span><text:span text:style-name="T370">single</text:span><text:span text:style-name="T371">,<text:s/></text:span><text:span text:style-name="T372">double</text:span></text:p>
            </text:list-item>
            <text:list-item>
              <text:p text:style-name="P373">Integer types: numbers in the names are the number of bits used to store a value of that type</text:p>
              <text:list text:continue-numbering="true">
                <text:list-item>
                  <text:p text:style-name="P374"><text:span text:style-name="T375"><draw:frame draw:z-index="251982848" draw:id="id0" draw:style-name="a2" draw:name="Ink 34" text:anchor-type="paragraph" svg:x="5.10833in" svg:y="0.05069in" svg:width="0.23194in" svg:height="0.07847in" style:rel-width="scale" style:rel-height="scale"><draw:image xlink:href="media/image1.png" xlink:type="simple" xlink:show="embed" xlink:actuate="onLoad"/><svg:title/><svg:desc/></draw:frame></text:span><text:span text:style-name="T376"><draw:frame draw:z-index="251972608" draw:id="id1" draw:style-name="a3" draw:name="Ink 20" text:anchor-type="paragraph" svg:x="4.77431in" svg:y="0.05278in" svg:width="0.21528in" svg:height="0.09861in" style:rel-width="scale" style:rel-height="scale"><draw:image xlink:href="media/image2.png" xlink:type="simple" xlink:show="embed" xlink:actuate="onLoad"/><svg:title/><svg:desc/></draw:frame></text:span><text:span text:style-name="T377"><draw:frame draw:z-index="251973632" draw:id="id2" draw:style-name="a4" draw:name="Ink 21" text:anchor-type="paragraph" svg:x="4.11319in" svg:y="0.04028in" svg:width="0.52986in" svg:height="0.09583in" style:rel-width="scale" style:rel-height="scale"><draw:image xlink:href="media/image3.png" xlink:type="simple" xlink:show="embed" xlink:actuate="onLoad"/><svg:title/><svg:desc/></draw:frame></text:span><text:span text:style-name="T378">Signed integers:<text:s/></text:span><text:span text:style-name="T379">int8</text:span><text:span text:style-name="T380">,<text:s/></text:span><text:span text:style-name="T381">int16</text:span><text:span text:style-name="T382">,<text:s/></text:span><text:span text:style-name="T383">int32</text:span><text:span text:style-name="T384">,<text:s/></text:span><text:span text:style-name="T385">int64</text:span></text:p>
                </text:list-item>
                <text:list-item>
                  <text:p text:style-name="P386"><text:span text:style-name="T387"><draw:frame draw:z-index="251802624" draw:id="id3" draw:style-name="a5" draw:name="Ink 151" text:anchor-type="paragraph" svg:x="6.55in" svg:y="0.08819in" svg:width="0.12153in" svg:height="0.07361in" style:rel-width="scale" style:rel-height="scale"><draw:image xlink:href="media/image4.png" xlink:type="simple" xlink:show="embed" xlink:actuate="onLoad"/><svg:title/><svg:desc/></draw:frame></text:span><text:span text:style-name="T388"><draw:frame draw:z-index="251803648" draw:id="id4" draw:style-name="a6" draw:name="Ink 152" text:anchor-type="paragraph" svg:x="6.31042in" svg:y="0.08333in" svg:width="0.0875in" svg:height="0.06042in" style:rel-width="scale" style:rel-height="scale"><draw:image xlink:href="media/image5.png" xlink:type="simple" xlink:show="embed" xlink:actuate="onLoad"/><svg:title/><svg:desc/></draw:frame></text:span><text:span text:style-name="T389"><draw:frame draw:z-index="251804672" draw:id="id5" draw:style-name="a7" draw:name="Ink 153" text:anchor-type="paragraph" svg:x="5.88333in" svg:y="0.08819in" svg:width="0.22986in" svg:height="0.09375in" style:rel-width="scale" style:rel-height="scale"><draw:image xlink:href="media/image6.png" xlink:type="simple" xlink:show="embed" xlink:actuate="onLoad"/><svg:title/><svg:desc/></draw:frame></text:span><text:span text:style-name="T390"><draw:frame draw:z-index="251805696" draw:id="id6" draw:style-name="a8" draw:name="Ink 154" text:anchor-type="paragraph" svg:x="5.63056in" svg:y="0.07292in" svg:width="0.11875in" svg:height="0.06806in" style:rel-width="scale" style:rel-height="scale"><draw:image xlink:href="media/image7.png" xlink:type="simple" xlink:show="embed" xlink:actuate="onLoad"/><svg:title/><svg:desc/></draw:frame></text:span><text:span text:style-name="T391"><draw:frame draw:z-index="251806720" draw:id="id7" draw:style-name="a9" draw:name="Ink 155" text:anchor-type="paragraph" svg:x="5.17847in" svg:y="0.08542in" svg:width="0.33125in" svg:height="0.09653in" style:rel-width="scale" style:rel-height="scale"><draw:image xlink:href="media/image8.png" xlink:type="simple" xlink:show="embed" xlink:actuate="onLoad"/><svg:title/><svg:desc/></draw:frame></text:span><text:span text:style-name="T392"><draw:frame draw:z-index="251807744" draw:id="id8" draw:style-name="a10" draw:name="Ink 156" text:anchor-type="paragraph" svg:x="4.87847in" svg:y="0.07292in" svg:width="0.15347in" svg:height="0.08056in" style:rel-width="scale" style:rel-height="scale"><draw:image xlink:href="media/image9.png" xlink:type="simple" xlink:show="embed" xlink:actuate="onLoad"/><svg:title/><svg:desc/></draw:frame></text:span><text:span text:style-name="T393"><draw:frame draw:z-index="251764736" draw:id="id9" draw:style-name="a11" draw:name="Ink 114" text:anchor-type="paragraph" svg:x="4.57014in" svg:y="0.07847in" svg:width="0.20417in" svg:height="0.05069in" style:rel-width="scale" style:rel-height="scale"><draw:image xlink:href="media/image10.png" xlink:type="simple" xlink:show="embed" xlink:actuate="onLoad"/><svg:title/><svg:desc/></draw:frame></text:span><text:span text:style-name="T394">Unsigned integers:<text:s/></text:span><text:span text:style-name="T395">uint8</text:span><text:span text:style-name="T396">,<text:s/></text:span><text:span text:style-name="T397">uint16</text:span><text:span text:style-name="T398">,<text:s/></text:span><text:span text:style-name="T399">uint32</text:span><text:span text:style-name="T400">,<text:s/></text:span><text:span text:style-name="T401">uint64</text:span></text:p>
                </text:list-item>
              </text:list>
            </text:list-item>
            <text:list-item>
              <text:p text:style-name="P402"><text:span text:style-name="T403"><draw:frame draw:z-index="251822080" draw:id="id10" draw:style-name="a12" draw:name="Ink 170" text:anchor-type="paragraph" svg:x="5.63018in" svg:y="0.08681in" svg:width="0.44444in" svg:height="0.08611in" style:rel-width="scale" style:rel-height="scale"><draw:image xlink:href="media/image11.png" xlink:type="simple" xlink:show="embed" xlink:actuate="onLoad"/><svg:title/><svg:desc/></draw:frame></text:span><text:span text:style-name="T404"><draw:frame draw:z-index="251808768" draw:id="id11" draw:style-name="a13" draw:name="Ink 157" text:anchor-type="paragraph" svg:x="5.36944in" svg:y="0.10208in" svg:width="0.14583in" svg:height="0.05278in" style:rel-width="scale" style:rel-height="scale"><draw:image xlink:href="media/image12.png" xlink:type="simple" xlink:show="embed" xlink:actuate="onLoad"/><svg:title/><svg:desc/></draw:frame></text:span><text:span text:style-name="T405"><draw:frame draw:z-index="251801600" draw:id="id12" draw:style-name="a14" draw:name="Ink 150" text:anchor-type="paragraph" svg:x="4.89097in" svg:y="0.08681in" svg:width="0.36111in" svg:height="0.06806in" style:rel-width="scale" style:rel-height="scale"><draw:image xlink:href="media/image13.png" xlink:type="simple" xlink:show="embed" xlink:actuate="onLoad"/><svg:title/><svg:desc/></draw:frame></text:span><text:span text:style-name="T406">Single characters and character vectors:<text:s/></text:span><text:span text:style-name="T407">char</text:span></text:p>
            </text:list-item>
            <text:list-item>
              <text:p text:style-name="P408"><text:span text:style-name="T409"><draw:frame draw:z-index="251839488" draw:id="id13" draw:style-name="a15" draw:name="Ink 187" text:anchor-type="paragraph" svg:x="3.14861in" svg:y="0.07569in" svg:width="0.19653in" svg:height="0.09236in" style:rel-width="scale" style:rel-height="scale"><draw:image xlink:href="media/image14.png" xlink:type="simple" xlink:show="embed" xlink:actuate="onLoad"/><svg:title/><svg:desc/></draw:frame></text:span><text:span text:style-name="T410"><draw:frame draw:z-index="251840512" draw:id="id14" draw:style-name="a16" draw:name="Ink 188" text:anchor-type="paragraph" svg:x="2.82986in" svg:y="0.11319in" svg:width="0.17222in" svg:height="0.04514in" style:rel-width="scale" style:rel-height="scale"><draw:image xlink:href="media/image15.png" xlink:type="simple" xlink:show="embed" xlink:actuate="onLoad"/><svg:title/><svg:desc/></draw:frame></text:span><text:span text:style-name="T411"><draw:frame draw:z-index="251830272" draw:id="id15" draw:style-name="a17" draw:name="Ink 178" text:anchor-type="paragraph" svg:x="3.90347in" svg:y="-0.02986in" svg:width="0.26528in" svg:height="0.15139in" style:rel-width="scale" style:rel-height="scale"><draw:image xlink:href="media/image16.png" xlink:type="simple" xlink:show="embed" xlink:actuate="onLoad"/><svg:title/><svg:desc/></draw:frame></text:span><text:span text:style-name="T412">Strings of characters:<text:s/></text:span><text:span text:style-name="T413">string</text:span></text:p>
            </text:list-item>
            <text:list-item>
              <text:p text:style-name="P414"><text:span text:style-name="T415"><draw:frame draw:z-index="251872256" draw:id="id16" draw:style-name="a18" draw:name="Ink 219" text:anchor-type="paragraph" svg:x="5.20625in" svg:y="0.09514in" svg:width="0.25278in" svg:height="0.13611in" style:rel-width="scale" style:rel-height="scale"><draw:image xlink:href="media/image17.png" xlink:type="simple" xlink:show="embed" xlink:actuate="onLoad"/><svg:title/><svg:desc/></draw:frame></text:span><text:span text:style-name="T416"><draw:frame draw:z-index="251876352" draw:id="id17" draw:style-name="a19" draw:name="Ink 223" text:anchor-type="paragraph" svg:x="4.89306in" svg:y="0.09306in" svg:width="0.15417in" svg:height="0.07847in" style:rel-width="scale" style:rel-height="scale"><draw:image xlink:href="media/image18.png" xlink:type="simple" xlink:show="embed" xlink:actuate="onLoad"/><svg:title/><svg:desc/></draw:frame></text:span><text:span text:style-name="T417"><draw:frame draw:z-index="251870208" draw:id="id18" draw:style-name="a20" draw:name="Ink 217" text:anchor-type="paragraph" svg:x="6.08264in" svg:y="0.14236in" svg:width="0.09583in" svg:height="0.06458in" style:rel-width="scale" style:rel-height="scale"><draw:image xlink:href="media/image19.png" xlink:type="simple" xlink:show="embed" xlink:actuate="onLoad"/><svg:title/><svg:desc/></draw:frame></text:span><text:span text:style-name="T418"><draw:frame draw:z-index="251871232" draw:id="id19" draw:style-name="a21" draw:name="Ink 218" text:anchor-type="paragraph" svg:x="5.59028in" svg:y="0.14028in" svg:width="0.33819in" svg:height="0.07778in" style:rel-width="scale" style:rel-height="scale"><draw:image xlink:href="media/image20.png" xlink:type="simple" xlink:show="embed" xlink:actuate="onLoad"/><svg:title/><svg:desc/></draw:frame></text:span><text:span text:style-name="T419"><draw:frame draw:z-index="251888640" draw:id="id20" draw:style-name="a22" draw:name="Ink 235" text:anchor-type="paragraph" svg:x="6.29236in" svg:y="0.12292in" svg:width="0.43472in" svg:height="0.08333in" style:rel-width="scale" style:rel-height="scale"><draw:image xlink:href="media/image21.png" xlink:type="simple" xlink:show="embed" xlink:actuate="onLoad"/><svg:title/><svg:desc/></draw:frame></text:span><text:span text:style-name="T420"><draw:frame draw:z-index="251915264" draw:id="id21" draw:style-name="a23" draw:name="Ink 261" text:anchor-type="paragraph" svg:x="6.83285in" svg:y="0.14236in" svg:width="0.35139in" svg:height="0.07639in" style:rel-width="scale" style:rel-height="scale"><draw:image xlink:href="media/image22.png" xlink:type="simple" xlink:show="embed" xlink:actuate="onLoad"/><svg:title/><svg:desc/></draw:frame></text:span><text:span text:style-name="T421"><draw:frame draw:z-index="251829248" draw:id="id22" draw:style-name="a24" draw:name="Ink 177" text:anchor-type="paragraph" svg:x="4.28194in" svg:y="-0.01736in" svg:width="0.16458in" svg:height="0.11042in" style:rel-width="scale" style:rel-height="scale"><draw:image xlink:href="media/image23.png" xlink:type="simple" xlink:show="embed" xlink:actuate="onLoad"/><svg:title/><svg:desc/></draw:frame></text:span><text:span text:style-name="T422">True/false:<text:s/></text:span><text:span text:style-name="T423">logical</text:span></text:p>
            </text:list-item>
          </text:list>
        </text:list-item>
        <text:list-item>
          <text:p text:style-name="P424"><text:span text:style-name="T425"><draw:frame draw:z-index="251905024" draw:id="id23" draw:style-name="a25" draw:name="Ink 251" text:anchor-type="paragraph" svg:x="5.19722in" svg:y="0.10486in" svg:width="0.27292in" svg:height="0.08056in" style:rel-width="scale" style:rel-height="scale"><draw:image xlink:href="media/image24.png" xlink:type="simple" xlink:show="embed" xlink:actuate="onLoad"/><svg:title/><svg:desc/></draw:frame></text:span><text:span text:style-name="T426"><draw:frame draw:z-index="251904000" draw:id="id24" draw:style-name="a26" draw:name="Ink 250" text:anchor-type="paragraph" svg:x="5.58194in" svg:y="0.10486in" svg:width="0.33403in" svg:height="0.09583in" style:rel-width="scale" style:rel-height="scale"><draw:image xlink:href="media/image25.png" xlink:type="simple" xlink:show="embed" xlink:actuate="onLoad"/><svg:title/><svg:desc/></draw:frame></text:span><text:span text:style-name="T427"><draw:frame draw:z-index="251952128" draw:id="id25" draw:style-name="a27" draw:name="Ink 307" text:anchor-type="paragraph" svg:x="6.07986in" svg:y="0.12292in" svg:width="0.31806in" svg:height="0.07778in" style:rel-width="scale" style:rel-height="scale"><draw:image xlink:href="media/image26.png" xlink:type="simple" xlink:show="embed" xlink:actuate="onLoad"/><svg:title/><svg:desc/></draw:frame></text:span><text:span text:style-name="T428"><draw:frame draw:z-index="251919360" draw:id="id26" draw:style-name="a28" draw:name="Ink 265" text:anchor-type="paragraph" svg:x="4.89861in" svg:y="0.08264in" svg:width="0.18889in" svg:height="0.10278in" style:rel-width="scale" style:rel-height="scale"><draw:image xlink:href="media/image27.png" xlink:type="simple" xlink:show="embed" xlink:actuate="onLoad"/><svg:title/><svg:desc/></draw:frame></text:span><text:span text:style-name="T429"><draw:frame draw:z-index="251954176" draw:id="id27" draw:style-name="a29" draw:name="Ink 309" text:anchor-type="paragraph" svg:x="6.55486in" svg:y="0.13568in" svg:width="0.33056in" svg:height="0.11111in" style:rel-width="scale" style:rel-height="scale"><draw:image xlink:href="media/image28.png" xlink:type="simple" xlink:show="embed" xlink:actuate="onLoad"/><svg:title/><svg:desc/></draw:frame></text:span><text:span text:style-name="T430">The default type is<text:s/></text:span><text:span text:style-name="T431">double</text:span></text:p>
        </text:list-item>
      </text:list>
      <text:p text:style-name="P432"/>
      <text:h text:style-name="Heading2" text:outline-level="2">Range and Type Casting</text:h>
      <text:list text:style-name="LFO6" text:continue-numbering="true">
        <text:list-item>
          <text:p text:style-name="P433"><text:span text:style-name="T434">Range of integer types found with<text:s/></text:span><text:span text:style-name="T435">intmin</text:span><text:span text:style-name="T436">/</text:span><text:span text:style-name="T437">intmax</text:span></text:p>
          <text:list text:continue-numbering="true">
            <text:list-item>
              <text:p text:style-name="P438"><text:span text:style-name="T439">e.g.<text:s/></text:span><text:span text:style-name="T440">i</text:span><text:span text:style-name="T441">ntmin(‘int8’)</text:span><text:span text:style-name="T442"><text:s/>is -128,<text:s/></text:span><text:span text:style-name="T443">intmax(‘int8’)</text:span><text:span text:style-name="T444"><text:s/>is 127</text:span></text:p>
            </text:list-item>
          </text:list>
        </text:list-item>
        <text:list-item>
          <text:p text:style-name="P445">Converting from one type to another, using any of these names as a function, is called casting or type casting, e.g.:</text:p>
        </text:list-item>
      </text:list>
      <text:p text:style-name="P446">&gt;&gt; num = 6+3;</text:p>
      <text:p text:style-name="P447">&gt;&gt; numi = int32(num);</text:p>
      <text:p text:style-name="P448">&gt;&gt; whos</text:p>
      <text:p text:style-name="P449">Name<text:tab/><text:tab/>Size<text:tab/><text:tab/>Bytes<text:tab/>Class<text:tab/>Attributes</text:p>
      <text:p text:style-name="P450"/>
      <text:p text:style-name="P451">num<text:tab/><text:tab/>1*1<text:tab/><text:tab/><text:s text:c="8"/>8 <text:s text:c="3"/>double</text:p>
      <text:p text:style-name="P452">numi<text:tab/><text:tab/>1*1<text:tab/><text:tab/><text:s text:c="8"/>4 <text:s text:c="3"/>int32</text:p>
      <text:list text:style-name="LFO9" text:continue-numbering="true">
        <text:list-item>
          <text:p text:style-name="P453"><text:span text:style-name="T454">The<text:s/></text:span><text:span text:style-name="T455">class</text:span><text:span text:style-name="T456"><text:s/>function returns the type of a variable</text:span></text:p>
        </text:list-item>
      </text:list>
      <text:p text:style-name="P457"/>
      <text:h text:style-name="P458" text:outline-level="1">B.<text:s/>Expressions</text:h>
      <text:h text:style-name="Heading2" text:outline-level="2">Expressions</text:h>
      <text:list text:style-name="LFO9" text:continue-numbering="true">
        <text:list-item>
          <text:p text:style-name="P459">Expressions can contain values, variables that have already been created, operators, built-in functions, and parentheses</text:p>
        </text:list-item>
        <text:list-item>
          <text:p text:style-name="P460">Operators include:</text:p>
        </text:list-item>
      </text:list>
      <text:p text:style-name="P461">+<text:tab/>addition</text:p>
      <text:p text:style-name="P462">–<text:tab/>negation, subtraction</text:p>
      <text:p text:style-name="P463">*<text:tab/>multiplication</text:p>
      <text:p text:style-name="P464">/<text:tab/>division (divided by e.g. 10/5 is 2)</text:p>
      <text:p text:style-name="P465">\<text:tab/>division (divided into e.g. 5\10 is 2)</text:p>
      <text:p text:style-name="P466">^<text:tab/>exponentiation (e.g. 5^2 is 25)</text:p>
      <text:p text:style-name="P467"><text:span text:style-name="T468">e</text:span><text:span text:style-name="T469"><text:tab/>exponent of 10 raised to a power (</text:span><text:span text:style-name="T470">e.g. 3e5 is 3</text:span><text:span text:style-name="T471">*</text:span><draw:frame draw:style-name="a30" text:anchor-type="as-char" svg:x="0in" svg:y="0in" svg:width="0.23958in" svg:height="0.1875in" style:rel-width="scale" style:rel-height="scale"><draw:object xlink:href="Object 2/" xlink:type="simple" xlink:show="embed" xlink:actuate="onLoad"/></draw:frame><text:span text:style-name="T472">)</text:span></text:p>
      <text:p text:style-name="P473"/>
      <text:h text:style-name="Heading2" text:outline-level="2">Relational Expressions</text:h>
      <text:p text:style-name="P474"><text:tab/>&gt;<text:tab/>greater than</text:p>
      <text:p text:style-name="P475"><text:tab/>&lt;<text:tab/>less than</text:p>
      <text:p text:style-name="P476">&gt;=<text:tab/>greater than or equals</text:p>
      <text:p text:style-name="P477">&lt;=<text:tab/>less than or equals</text:p>
      <text:p text:style-name="P478">==<text:tab/>equality</text:p>
      <text:p text:style-name="P479">~=<text:tab/>inequality</text:p>
      <text:p text:style-name="P480"/>
      <text:h text:style-name="Heading2" text:outline-level="2">Logical Operators</text:h>
      <text:p text:style-name="P481"><text:tab/>||<text:tab/>or for scalars</text:p>
      <text:p text:style-name="P482"><text:tab/>&amp;&amp;<text:tab/>and for scalars</text:p>
      <text:p text:style-name="P483"><text:tab/>~<text:tab/>not</text:p>
      <text:p text:style-name="P484"/>
      <text:h text:style-name="Heading2" text:outline-level="2">Operator Precedence</text:h>
      <text:list text:style-name="LFO10" text:continue-numbering="true">
        <text:list-item>
          <text:p text:style-name="P485">Some operators have precedence over others</text:p>
        </text:list-item>
        <text:list-item>
          <text:p text:style-name="P486">Precedence list (highest to lowest) so far:</text:p>
        </text:list-item>
      </text:list>
      <text:p text:style-name="P487">( )<text:tab/><text:tab/><text:tab/>parenthesis</text:p>
      <text:p text:style-name="P488">^<text:tab/><text:tab/><text:tab/>exponentiation</text:p>
      <text:p text:style-name="P489">-, ~<text:tab/><text:tab/><text:tab/>negation, not</text:p>
      <text:p text:style-name="P490">*, /, \<text:tab/><text:tab/><text:tab/>all multiplication and division</text:p>
      <text:p text:style-name="P491">+, -<text:tab/><text:tab/><text:tab/>addition and subtraction</text:p>
      <text:p text:style-name="P492">&lt;, &gt;, &lt;=, &gt;=, ==, ~=<text:tab/>relational expression</text:p>
      <text:p text:style-name="P493">&amp;&amp;<text:tab/><text:tab/><text:tab/>and</text:p>
      <text:p text:style-name="P494">||<text:tab/><text:tab/><text:tab/>or</text:p>
      <text:p text:style-name="P495">=<text:tab/><text:tab/><text:tab/>assignment</text:p>
      <text:list text:style-name="LFO10" text:continue-numbering="true">
        <text:list-item>
          <text:p text:style-name="P496"><text:span text:style-name="T497">Nested parenthesis: expressions in inner parentheses are evaluated firs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style:contextual-spacing="true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laceholderText" style:display-name="Placeholder Text" style:family="text" style:parent-style-name="DefaultParagraphFont">
      <style:text-properties fo:color="#808080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geNumber" style:display-name="Page Number" style:family="text" style:parent-style-name="DefaultParagraphFont"/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Wingdings" style:font-name-asian="Yu Mincho" style:font-name-complex="Times New Roman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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right="0.25in"/>
    </style:style>
    <style:style style:name="F3" style:parent-style-name="a0" style:family="graphic">
      <style:graphic-properties style:wrap="none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P4" style:parent-style-name="Header" style:family="paragraph">
      <style:paragraph-properties fo:margin-right="0.25in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Header"><text:span text:style-name="PageNumber">Jungjae Lee</text:span><text:span text:style-name="PageNumber">.<text:s/></text:span><text:span text:style-name="PageNumber">Page<text:s/></text:span><text:span text:style-name="PageNumber"><text:page-number text:fixed="false">1</text:page-number></text:span><text:span text:style-name="PageNumber"><text:s/>of<text:s/></text:span><text:span text:style-name="PageNumber"><text:page-count>4</text:page-count></text:span><text:span text:style-name="PageNumber"><text:s/></text:span></text:p></draw:text-box></draw:frame>ENG EK 125</text:p>
        <text:p text:style-name="P4">September 10, 202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e, Jungjae</meta:initial-creator>
    <dc:creator>Lee, Jungjae</dc:creator>
    <meta:creation-date>2022-05-29T15:19:00Z</meta:creation-date>
    <dc:date>2022-05-29T15:19:00Z</dc:date>
    <meta:template xlink:href="Normal.dotm" xlink:type="simple"/>
    <meta:editing-cycles>105</meta:editing-cycles>
    <meta:editing-duration>PT13380S</meta:editing-duration>
    <meta:document-statistic meta:page-count="1" meta:paragraph-count="11" meta:word-count="826" meta:character-count="5529" meta:row-count="39" meta:non-whitespace-character-count="4714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e</mml:mi>
    </mml:mrow>
    <mml:mrow>
      <mml:mi>n</mml:mi>
    </mml:mrow>
  </mml:msup>
</mml:math>
</file>

<file path=Object 2/content.xml><?xml version="1.0" encoding="utf-8"?>
<mml:math xmlns:mml="http://www.w3.org/1998/Math/MathML" xmlns:m="http://schemas.openxmlformats.org/officeDocument/2006/math">
  <mml:msup>
    <mml:mrow>
      <mml:mn>10</mml:mn>
    </mml:mrow>
    <mml:mrow>
      <mml:mn>5</mml:mn>
    </mml:mrow>
  </mml:msup>
</mml:math>
</file>